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" style:family="text">
      <style:text-properties fo:font-size="22pt" style:text-underline-style="none" fo:font-weight="bold" style:font-size-asian="22pt" style:font-weight-asian="bold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Int_v3i8h6aa"/><text:span text:style-name="T1">MySQL Workout Day – 1</text:span><text:bookmark-end text:name="_Int_v3i8h6aa"/><text:span text:style-name="T1"/></text:p>
      <text:p text:style-name="P2"/>
      <text:p text:style-name="Standard">Enter password: ****</text:p>
      <text:p text:style-name="Standard">Welcome to the MySQL monitor. <text:s/>Commands end with ; or \g.</text:p>
      <text:p text:style-name="Standard">Your MySQL connection id is 13</text:p>
      <text:p text:style-name="Standard">Server version: 8.0.36 MySQL Community Server - GPL</text:p>
      <text:p text:style-name="Standard"><text:s/></text:p>
      <text:p text:style-name="Standard">Copyright (c) 2000, 2024, Oracle and/or its affiliates.</text:p>
      <text:p text:style-name="Standard"><text:s/></text:p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><text:s/></text:p>
      <text:p text:style-name="Standard">Type 'help;' or '\h' for help. Type '\c' to clear the current input statement.</text:p>
      <text:p text:style-name="Standard"><text:s/></text:p>
      <text:p text:style-name="Standard">mysql&gt; create database sms_db;</text:p>
      <text:p text:style-name="Standard">Query OK, 1 row affected (0.03 sec)</text:p>
      <text:p text:style-name="Standard"><text:s/></text:p>
      <text:p text:style-name="Standard">mysql&gt; show dbs;</text:p>
      <text:p text:style-name="Standard">ERROR 1064 (42000): You have an error in your SQL syntax; check the manual that corresponds to your MySQL server version for the right syntax to use near 'dbs' at line 1</text:p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<text:soft-page-break/>| mysql <text:s text:c="13"/>|</text:p>
      <text:p text:style-name="Standard">| performance_schema |</text:p>
      <text:p text:style-name="Standard">| sakila <text:s text:c="12"/>|</text:p>
      <text:p text:style-name="Standard">| sms_db <text:s text:c="12"/>|</text:p>
      <text:p text:style-name="Standard">| sys <text:s text:c="15"/>|</text:p>
      <text:p text:style-name="Standard">| world <text:s text:c="13"/>|</text:p>
      <text:p text:style-name="Standard">+--------------------+</text:p>
      <text:p text:style-name="Standard">7 rows in set (0.01 sec)</text:p>
      <text:p text:style-name="Standard"><text:s/></text:p>
      <text:p text:style-name="Standard">mysql&gt; use sms_db;</text:p>
      <text:p text:style-name="Standard">Database changed</text:p>
      <text:p text:style-name="Standard">mysql&gt; drop database sms_db;</text:p>
      <text:p text:style-name="Standard">Query OK, 0 rows affected (0.04 sec)</text:p>
      <text:p text:style-name="Standard"><text:s/></text:p>
      <text:p text:style-name="Standard">mysql&gt; use sms_db;</text:p>
      <text:p text:style-name="Standard">ERROR 1049 (42000): Unknown database 'sms_db'</text:p>
      <text:p text:style-name="Standard">mysql&gt; /c</text:p>
      <text:p text:style-name="Standard"><text:s text:c="4"/>-&gt; ;</text:p>
      <text:p text:style-name="Standard">ERROR 1064 (42000): You have an error in your SQL syntax; check the manual that corresponds to your MySQL server version for the right syntax to use near '/c' at line 1</text:p>
      <text:p text:style-name="Standard">mysql&gt; clear</text:p>
      <text:p text:style-name="Standard">mysql&gt; create database sms_db;</text:p>
      <text:p text:style-name="Standard">Query OK, 1 row affected (0.01 sec)</text:p>
      <text:p text:style-name="Standard"><text:s/></text:p>
      <text:p text:style-name="Standard">mysql&gt; use sms_db;</text:p>
      <text:p text:style-name="Standard">Database changed</text:p>
      <text:p text:style-name="Standard">mysql&gt; create table student (sno int, sname varchar(20), scity varchar2(20), sgender varchar2(20));</text:p>
      <text:p text:style-name="Standard"><text:soft-page-break/>ERROR 1064 (42000): You have an error in your SQL syntax; check the manual that corresponds to your MySQL server version for the right syntax to use near 'varchar2(20), sgender varchar2(20))' at line 1</text:p>
      <text:p text:style-name="Standard">mysql&gt; create table student (sno int, sname varchar(20), scity varchar(20), sgender varchar(20));</text:p>
      <text:p text:style-name="Standard">Query OK, 0 rows affected (0.12 sec)</text:p>
      <text:p text:style-name="Standard"><text:s/></text:p>
      <text:p text:style-name="Standard">mysql&gt; show tables;</text:p>
      <text:p text:style-name="Standard">+------------------+</text:p>
      <text:p text:style-name="Standard">| Tables_in_sms_db |</text:p>
      <text:p text:style-name="Standard">+------------------+</text:p>
      <text:p text:style-name="Standard">| student <text:s text:c="9"/>|</text:p>
      <text:p text:style-name="Standard">+------------------+</text:p>
      <text:p text:style-name="Standard">1 row in set (0.03 sec)</text:p>
      <text:p text:style-name="Standard"><text:s/></text:p>
      <text:p text:style-name="Standard">mysql&gt; desc stud;</text:p>
      <text:p text:style-name="Standard">ERROR 1146 (42S02): Table 'sms_db.stud' doesn't exist</text:p>
      <text:p text:style-name="Standard">mysql&gt; desc student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sno <text:s text:c="4"/>| int <text:s text:c="8"/>| YES <text:s/>| <text:s text:c="4"/>| NULL <text:s text:c="3"/>| <text:s text:c="6"/>|</text:p>
      <text:p text:style-name="Standard">| sname <text:s text:c="2"/>| varchar(20) | YES <text:s/>| <text:s text:c="4"/>| NULL <text:s text:c="3"/>| <text:s text:c="6"/>|</text:p>
      <text:p text:style-name="Standard">| scity <text:s text:c="2"/>| varchar(20) | YES <text:s/>| <text:s text:c="4"/>| NULL <text:s text:c="3"/>| <text:s text:c="6"/>|</text:p>
      <text:p text:style-name="Standard">| sgender | varchar(20) | YES <text:s/>| <text:s text:c="4"/>| NULL <text:s text:c="3"/>| <text:s text:c="6"/>|</text:p>
      <text:p text:style-name="Standard">+---------+-------------+------+-----+---------+-------+</text:p>
      <text:p text:style-name="Standard">4 rows in set (0.01 sec)</text:p>
      <text:p text:style-name="Standard"><text:s/></text:p>
      <text:p text:style-name="Standard">mysql&gt; ALTER TABLE STUD ADD SAGE INT;</text:p>
      <text:p text:style-name="Standard"><text:soft-page-break/>ERROR 1146 (42S02): Table 'sms_db.stud' doesn't exist</text:p>
      <text:p text:style-name="Standard">mysql&gt; ALTER TABLE STUDENT ADD SAGE INT;</text:p>
      <text:p text:style-name="Standard">Query OK, 0 rows affected (0.05 sec)</text:p>
      <text:p text:style-name="Standard">Records: 0 <text:s/>Duplicates: 0 <text:s/>Warnings: 0</text:p>
      <text:p text:style-name="Standard"><text:s/></text:p>
      <text:p text:style-name="Standard">mysql&gt; desc student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sno <text:s text:c="4"/>| int <text:s text:c="8"/>| YES <text:s/>| <text:s text:c="4"/>| NULL <text:s text:c="3"/>| <text:s text:c="6"/>|</text:p>
      <text:p text:style-name="Standard">| sname <text:s text:c="2"/>| varchar(20) | YES <text:s/>| <text:s text:c="4"/>| NULL <text:s text:c="3"/>| <text:s text:c="6"/>|</text:p>
      <text:p text:style-name="Standard">| scity <text:s text:c="2"/>| varchar(20) | YES <text:s/>| <text:s text:c="4"/>| NULL <text:s text:c="3"/>| <text:s text:c="6"/>|</text:p>
      <text:p text:style-name="Standard">| sgender | varchar(20) | YES <text:s/>| <text:s text:c="4"/>| NULL <text:s text:c="3"/>| <text:s text:c="6"/>|</text:p>
      <text:p text:style-name="Standard">| SAGE <text:s text:c="3"/>| int <text:s text:c="8"/>| YES <text:s/>| <text:s text:c="4"/>| NULL <text:s text:c="3"/>| <text:s text:c="6"/>|</text:p>
      <text:p text:style-name="Standard">+---------+-------------+------+-----+---------+-------+</text:p>
      <text:p text:style-name="Standard">5 rows in set (0.00 sec)</text:p>
      <text:p text:style-name="Standard"><text:s/></text:p>
      <text:p text:style-name="Standard">mysql&gt; alter table student drop sage;</text:p>
      <text:p text:style-name="Standard">Query OK, 0 rows affected (0.04 sec)</text:p>
      <text:p text:style-name="Standard">Records: 0 <text:s/>Duplicates: 0 <text:s/>Warnings: 0</text:p>
      <text:p text:style-name="Standard"><text:s/></text:p>
      <text:p text:style-name="Standard">mysql&gt; desc student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sno <text:s text:c="4"/>| int <text:s text:c="8"/>| YES <text:s/>| <text:s text:c="4"/>| NULL <text:s text:c="3"/>| <text:s text:c="6"/>|</text:p>
      <text:p text:style-name="Standard">| sname <text:s text:c="2"/>| varchar(20) | YES <text:s/>| <text:s text:c="4"/>| NULL <text:s text:c="3"/>| <text:s text:c="6"/>|</text:p>
      <text:p text:style-name="Standard"><text:soft-page-break/>| scity <text:s text:c="2"/>| varchar(20) | YES <text:s/>| <text:s text:c="4"/>| NULL <text:s text:c="3"/>| <text:s text:c="6"/>|</text:p>
      <text:p text:style-name="Standard">| sgender | varchar(20) | YES <text:s/>| <text:s text:c="4"/>| NULL <text:s text:c="3"/>| <text:s text:c="6"/>|</text:p>
      <text:p text:style-name="Standard">+---------+-------------+------+-----+---------+-------+</text:p>
      <text:p text:style-name="Standard">4 rows in set (0.00 sec)</text:p>
      <text:p text:style-name="Standard"><text:s/></text:p>
      <text:p text:style-name="Standard">mysql&gt; alter table student add sage int;</text:p>
      <text:p text:style-name="Standard">Query OK, 0 rows affected (0.04 sec)</text:p>
      <text:p text:style-name="Standard">Records: 0 <text:s/>Duplicates: 0 <text:s/>Warnings: 0</text:p>
      <text:p text:style-name="Standard"><text:s/></text:p>
      <text:p text:style-name="Standard">mysql&gt; desc student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sno <text:s text:c="4"/>| int <text:s text:c="8"/>| YES <text:s/>| <text:s text:c="4"/>| NULL <text:s text:c="3"/>| <text:s text:c="6"/>|</text:p>
      <text:p text:style-name="Standard">| sname <text:s text:c="2"/>| varchar(20) | YES <text:s/>| <text:s text:c="4"/>| NULL <text:s text:c="3"/>| <text:s text:c="6"/>|</text:p>
      <text:p text:style-name="Standard">| scity <text:s text:c="2"/>| varchar(20) | YES <text:s/>| <text:s text:c="4"/>| NULL <text:s text:c="3"/>| <text:s text:c="6"/>|</text:p>
      <text:p text:style-name="Standard">| sgender | varchar(20) | YES <text:s/>| <text:s text:c="4"/>| NULL <text:s text:c="3"/>| <text:s text:c="6"/>|</text:p>
      <text:p text:style-name="Standard">| sage <text:s text:c="3"/>| int <text:s text:c="8"/>| YES <text:s/>| <text:s text:c="4"/>| NULL <text:s text:c="3"/>| <text:s text:c="6"/>|</text:p>
      <text:p text:style-name="Standard">+---------+-------------+------+-----+---------+-------+</text:p>
      <text:p text:style-name="Standard">5 rows in set (0.00 sec)</text:p>
      <text:p text:style-name="Standard"><text:s/></text:p>
      <text:p text:style-name="Standard">mysql&gt; alter table student modify sgender varchar(1);</text:p>
      <text:p text:style-name="Standard">Query OK, 0 rows affected (0.31 sec)</text:p>
      <text:p text:style-name="Standard">Records: 0 <text:s/>Duplicates: 0 <text:s/>Warnings: 0</text:p>
      <text:p text:style-name="Standard"><text:s/></text:p>
      <text:p text:style-name="Standard">mysql&gt; desc student;</text:p>
      <text:p text:style-name="Standard">+---------+-------------+------+-----+---------+-------+</text:p>
      <text:p text:style-name="Standard"><text:soft-page-break/>| Field <text:s text:c="2"/>| Type <text:s text:c="7"/>| Null | Key | Default | Extra |</text:p>
      <text:p text:style-name="Standard">+---------+-------------+------+-----+---------+-------+</text:p>
      <text:p text:style-name="Standard">| sno <text:s text:c="4"/>| int <text:s text:c="8"/>| YES <text:s/>| <text:s text:c="4"/>| NULL <text:s text:c="3"/>| <text:s text:c="6"/>|</text:p>
      <text:p text:style-name="Standard">| sname <text:s text:c="2"/>| varchar(20) | YES <text:s/>| <text:s text:c="4"/>| NULL <text:s text:c="3"/>| <text:s text:c="6"/>|</text:p>
      <text:p text:style-name="Standard">| scity <text:s text:c="2"/>| varchar(20) | YES <text:s/>| <text:s text:c="4"/>| NULL <text:s text:c="3"/>| <text:s text:c="6"/>|</text:p>
      <text:p text:style-name="Standard">| sgender | varchar(1) <text:s/>| YES <text:s/>| <text:s text:c="4"/>| NULL <text:s text:c="3"/>| <text:s text:c="6"/>|</text:p>
      <text:p text:style-name="Standard">| sage <text:s text:c="3"/>| int <text:s text:c="8"/>| YES <text:s/>| <text:s text:c="4"/>| NULL <text:s text:c="3"/>| <text:s text:c="6"/>|</text:p>
      <text:p text:style-name="Standard">+---------+-------------+------+-----+---------+-------+</text:p>
      <text:p text:style-name="Standard">5 rows in set (0.00 sec)</text:p>
      <text:p text:style-name="Standard"><text:s/></text:p>
      <text:p text:style-name="Standard">mysql&gt; alter table student modify sgender varchar(1) not null;</text:p>
      <text:p text:style-name="Standard">Query OK, 0 rows affected (0.18 sec)</text:p>
      <text:p text:style-name="Standard">Records: 0 <text:s/>Duplicates: 0 <text:s/>Warnings: 0</text:p>
      <text:p text:style-name="Standard"><text:s/></text:p>
      <text:p text:style-name="Standard">mysql&gt; desc student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sno <text:s text:c="4"/>| int <text:s text:c="8"/>| YES <text:s/>| <text:s text:c="4"/>| NULL <text:s text:c="3"/>| <text:s text:c="6"/>|</text:p>
      <text:p text:style-name="Standard">| sname <text:s text:c="2"/>| varchar(20) | YES <text:s/>| <text:s text:c="4"/>| NULL <text:s text:c="3"/>| <text:s text:c="6"/>|</text:p>
      <text:p text:style-name="Standard">| scity <text:s text:c="2"/>| varchar(20) | YES <text:s/>| <text:s text:c="4"/>| NULL <text:s text:c="3"/>| <text:s text:c="6"/>|</text:p>
      <text:p text:style-name="Standard">| sgender | varchar(1) <text:s/>| NO <text:s text:c="2"/>| <text:s text:c="4"/>| NULL <text:s text:c="3"/>| <text:s text:c="6"/>|</text:p>
      <text:p text:style-name="Standard">| sage <text:s text:c="3"/>| int <text:s text:c="8"/>| YES <text:s/>| <text:s text:c="4"/>| NULL <text:s text:c="3"/>| <text:s text:c="6"/>|</text:p>
      <text:p text:style-name="Standard">+---------+-------------+------+-----+---------+-------+</text:p>
      <text:p text:style-name="Standard">5 rows in set (0.00 sec)</text:p>
      <text:p text:style-name="Standard"><text:s/></text:p>
      <text:p text:style-name="Standard">mysql&gt; alter table student modify sgender varchar(1) primary key;</text:p>
      <text:p text:style-name="Standard"><text:soft-page-break/>Query OK, 0 rows affected (0.14 sec)</text:p>
      <text:p text:style-name="Standard">Records: 0 <text:s/>Duplicates: 0 <text:s/>Warnings: 0</text:p>
      <text:p text:style-name="Standard"><text:s/></text:p>
      <text:p text:style-name="Standard">mysql&gt; desc student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sno <text:s text:c="4"/>| int <text:s text:c="8"/>| YES <text:s/>| <text:s text:c="4"/>| NULL <text:s text:c="3"/>| <text:s text:c="6"/>|</text:p>
      <text:p text:style-name="Standard">| sname <text:s text:c="2"/>| varchar(20) | YES <text:s/>| <text:s text:c="4"/>| NULL <text:s text:c="3"/>| <text:s text:c="6"/>|</text:p>
      <text:p text:style-name="Standard">| scity <text:s text:c="2"/>| varchar(20) | YES <text:s/>| <text:s text:c="4"/>| NULL <text:s text:c="3"/>| <text:s text:c="6"/>|</text:p>
      <text:p text:style-name="Standard">| sgender | varchar(1) <text:s/>| NO <text:s text:c="2"/>| PRI | NULL <text:s text:c="3"/>| <text:s text:c="6"/>|</text:p>
      <text:p text:style-name="Standard">| sage <text:s text:c="3"/>| int <text:s text:c="8"/>| YES <text:s/>| <text:s text:c="4"/>| NULL <text:s text:c="3"/>| <text:s text:c="6"/>|</text:p>
      <text:p text:style-name="Standard">+---------+-------------+------+-----+---------+-------+</text:p>
      <text:p text:style-name="Standard">5 rows in set (0.00 sec)</text:p>
      <text:p text:style-name="Standard"><text:s/></text:p>
      <text:p text:style-name="Standard">mysql&gt; alter table student modify sgender varchar(1);</text:p>
      <text:p text:style-name="Standard">Query OK, 0 rows affected (0.02 sec)</text:p>
      <text:p text:style-name="Standard">Records: 0 <text:s/>Duplicates: 0 <text:s/>Warnings: 0</text:p>
      <text:p text:style-name="Standard"><text:s/></text:p>
      <text:p text:style-name="Standard">mysql&gt; desc student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sno <text:s text:c="4"/>| int <text:s text:c="8"/>| YES <text:s/>| <text:s text:c="4"/>| NULL <text:s text:c="3"/>| <text:s text:c="6"/>|</text:p>
      <text:p text:style-name="Standard">| sname <text:s text:c="2"/>| varchar(20) | YES <text:s/>| <text:s text:c="4"/>| NULL <text:s text:c="3"/>| <text:s text:c="6"/>|</text:p>
      <text:p text:style-name="Standard">| scity <text:s text:c="2"/>| varchar(20) | YES <text:s/>| <text:s text:c="4"/>| NULL <text:s text:c="3"/>| <text:s text:c="6"/>|</text:p>
      <text:p text:style-name="Standard">| sgender | varchar(1) <text:s/>| NO <text:s text:c="2"/>| PRI | NULL <text:s text:c="3"/>| <text:s text:c="6"/>|</text:p>
      <text:p text:style-name="Standard"><text:soft-page-break/>| sage <text:s text:c="3"/>| int <text:s text:c="8"/>| YES <text:s/>| <text:s text:c="4"/>| NULL <text:s text:c="3"/>| <text:s text:c="6"/>|</text:p>
      <text:p text:style-name="Standard">+---------+-------------+------+-----+---------+-------+</text:p>
      <text:p text:style-name="Standard">5 rows in set (0.00 sec)</text:p>
      <text:p text:style-name="Standard"><text:s/></text:p>
      <text:p text:style-name="Standard">mysql&gt; rename table student to stud;</text:p>
      <text:p text:style-name="Standard">Query OK, 0 rows affected (0.05 sec)</text:p>
      <text:p text:style-name="Standard"><text:s/></text:p>
      <text:p text:style-name="Standard">mysql&gt; desc student;</text:p>
      <text:p text:style-name="Standard">ERROR 1146 (42S02): Table 'sms_db.student' doesn't exist</text:p>
      <text:p text:style-name="Standard">mysql&gt; desc stud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sno <text:s text:c="4"/>| int <text:s text:c="8"/>| YES <text:s/>| <text:s text:c="4"/>| NULL <text:s text:c="3"/>| <text:s text:c="6"/>|</text:p>
      <text:p text:style-name="Standard">| sname <text:s text:c="2"/>| varchar(20) | YES <text:s/>| <text:s text:c="4"/>| NULL <text:s text:c="3"/>| <text:s text:c="6"/>|</text:p>
      <text:p text:style-name="Standard">| scity <text:s text:c="2"/>| varchar(20) | YES <text:s/>| <text:s text:c="4"/>| NULL <text:s text:c="3"/>| <text:s text:c="6"/>|</text:p>
      <text:p text:style-name="Standard">| sgender | varchar(1) <text:s/>| NO <text:s text:c="2"/>| PRI | NULL <text:s text:c="3"/>| <text:s text:c="6"/>|</text:p>
      <text:p text:style-name="Standard">| sage <text:s text:c="3"/>| int <text:s text:c="8"/>| YES <text:s/>| <text:s text:c="4"/>| NULL <text:s text:c="3"/>| <text:s text:c="6"/>|</text:p>
      <text:p text:style-name="Standard">+---------+-------------+------+-----+---------+-------+</text:p>
      <text:p text:style-name="Standard">5 rows in set (0.00 sec)</text:p>
      <text:p text:style-name="Standard"><text:s/></text:p>
      <text:p text:style-name="Standard">mysql&gt; alter table stud drop constraint sgender;</text:p>
      <text:p text:style-name="Standard">ERROR 3940 (HY000): Constraint 'sgender' does not exist.</text:p>
      <text:p text:style-name="Standard">mysql&gt; alter table stud drop primary key sgender;</text:p>
      <text:p text:style-name="Standard">ERROR 1064 (42000): You have an error in your SQL syntax; check the manual that corresponds to your MySQL server version for the right syntax to use near 'sgender' at line 1</text:p>
      <text:p text:style-name="Standard">mysql&gt; alter table stud drop primary key;</text:p>
      <text:p text:style-name="Standard"><text:soft-page-break/>Query OK, 0 rows affected (0.17 sec)</text:p>
      <text:p text:style-name="Standard">Records: 0 <text:s/>Duplicates: 0 <text:s/>Warnings: 0</text:p>
      <text:p text:style-name="Standard"><text:s/></text:p>
      <text:p text:style-name="Standard">mysql&gt; desc stud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sno <text:s text:c="4"/>| int <text:s text:c="8"/>| YES <text:s/>| <text:s text:c="4"/>| NULL <text:s text:c="3"/>| <text:s text:c="6"/>|</text:p>
      <text:p text:style-name="Standard">| sname <text:s text:c="2"/>| varchar(20) | YES <text:s/>| <text:s text:c="4"/>| NULL <text:s text:c="3"/>| <text:s text:c="6"/>|</text:p>
      <text:p text:style-name="Standard">| scity <text:s text:c="2"/>| varchar(20) | YES <text:s/>| <text:s text:c="4"/>| NULL <text:s text:c="3"/>| <text:s text:c="6"/>|</text:p>
      <text:p text:style-name="Standard">| sgender | varchar(1) <text:s/>| NO <text:s text:c="2"/>| <text:s text:c="4"/>| NULL <text:s text:c="3"/>| <text:s text:c="6"/>|</text:p>
      <text:p text:style-name="Standard">| sage <text:s text:c="3"/>| int <text:s text:c="8"/>| YES <text:s/>| <text:s text:c="4"/>| NULL <text:s text:c="3"/>| <text:s text:c="6"/>|</text:p>
      <text:p text:style-name="Standard">+---------+-------------+------+-----+---------+-------+</text:p>
      <text:p text:style-name="Standard">5 rows in set (0.00 sec)</text:p>
      <text:p text:style-name="Standard"><text:s/></text:p>
      <text:p text:style-name="Standard">mysql&gt; insert into stud values (28, 'Nagarjun', 'Madurai', 'M', 23);</text:p>
      <text:p text:style-name="Standard">Query OK, 1 row affected (0.02 sec)</text:p>
      <text:p text:style-name="Standard"><text:s/></text:p>
      <text:p text:style-name="Standard">mysql&gt; insert into stud values (2, 'NS', 'Chennai', 'M', 22), (1, 'Arjun', 'Manamadurai', 'M', 24);</text:p>
      <text:p text:style-name="Standard">Query OK, 2 rows affected (0.01 sec)</text:p>
      <text:p text:style-name="Standard">Records: 2 <text:s/>Duplicates: 0 <text:s/>Warnings: 0</text:p>
      <text:p text:style-name="Standard"><text:s/></text:p>
      <text:p text:style-name="Standard">mysql&gt; select * from stud;</text:p>
      <text:p text:style-name="Standard">+------+----------+-------------+---------+------+</text:p>
      <text:p text:style-name="Standard">| sno <text:s/>| sname <text:s text:c="3"/>| scity <text:s text:c="6"/>| sgender | sage |</text:p>
      <text:p text:style-name="Standard">+------+----------+-------------+---------+------+</text:p>
      <text:p text:style-name="Standard">| <text:s text:c="2"/>28 | Nagarjun | Madurai <text:s text:c="4"/>| M <text:s text:c="6"/>| <text:s text:c="2"/>23 |</text:p>
      <text:p text:style-name="Standard"><text:soft-page-break/>| <text:s text:c="3"/>2 | NS <text:s text:c="6"/>| Chennai <text:s text:c="4"/>| M <text:s text:c="6"/>| <text:s text:c="2"/>22 |</text:p>
      <text:p text:style-name="Standard">| <text:s text:c="3"/>1 | Arjun <text:s text:c="3"/>| Manamadurai | M <text:s text:c="6"/>| <text:s text:c="2"/>24 |</text:p>
      <text:p text:style-name="Standard">+------+----------+-------------+---------+------+</text:p>
      <text:p text:style-name="Standard">3 rows in set (0.00 sec)</text:p>
      <text:p text:style-name="Standard"><text:s/></text:p>
      <text:p text:style-name="Standard">mysql&gt; select sno from stud;</text:p>
      <text:p text:style-name="Standard">+------+</text:p>
      <text:p text:style-name="Standard">| sno <text:s/>|</text:p>
      <text:p text:style-name="Standard">+------+</text:p>
      <text:p text:style-name="Standard">| <text:s text:c="2"/>28 |</text:p>
      <text:p text:style-name="Standard">| <text:s text:c="3"/>2 |</text:p>
      <text:p text:style-name="Standard">| <text:s text:c="3"/>1 |</text:p>
      <text:p text:style-name="Standard">+------+</text:p>
      <text:p text:style-name="Standard">3 rows in set (0.00 sec)</text:p>
      <text:p text:style-name="Standard"><text:s/></text:p>
      <text:p text:style-name="Standard">mysql&gt; select sname from stud;</text:p>
      <text:p text:style-name="Standard">+----------+</text:p>
      <text:p text:style-name="Standard">| sname <text:s text:c="3"/>|</text:p>
      <text:p text:style-name="Standard">+----------+</text:p>
      <text:p text:style-name="Standard">| Nagarjun |</text:p>
      <text:p text:style-name="Standard">| NS <text:s text:c="6"/>|</text:p>
      <text:p text:style-name="Standard">| Arjun <text:s text:c="3"/>|</text:p>
      <text:p text:style-name="Standard">+----------+</text:p>
      <text:p text:style-name="Standard">3 rows in set (0.00 sec)</text:p>
      <text:p text:style-name="Standard"><text:s/></text:p>
      <text:p text:style-name="Standard">mysql&gt; select sgender from stud;</text:p>
      <text:p text:style-name="Standard">+---------+</text:p>
      <text:p text:style-name="Standard"><text:soft-page-break/>| sgender |</text:p>
      <text:p text:style-name="Standard">+---------+</text:p>
      <text:p text:style-name="Standard">| M <text:s text:c="6"/>|</text:p>
      <text:p text:style-name="Standard">| M <text:s text:c="6"/>|</text:p>
      <text:p text:style-name="Standard">| M <text:s text:c="6"/>|</text:p>
      <text:p text:style-name="Standard">+---------+</text:p>
      <text:p text:style-name="Standard">3 rows in set (0.00 sec)</text:p>
      <text:p text:style-name="Standard"><text:s/></text:p>
      <text:p text:style-name="Standard">mysql&gt; update stud set scity="Bangalore" where sno=2;</text:p>
      <text:p text:style-name="Standard">Query OK, 1 row affected (0.01 sec)</text:p>
      <text:p text:style-name="Standard">Rows matched: 1 <text:s/>Changed: 1 <text:s/>Warnings: 0</text:p>
      <text:p text:style-name="Standard"><text:s/></text:p>
      <text:p text:style-name="Standard">mysql&gt; select * from stud;</text:p>
      <text:p text:style-name="Standard">+------+----------+-------------+---------+------+</text:p>
      <text:p text:style-name="Standard">| sno <text:s/>| sname <text:s text:c="3"/>| scity <text:s text:c="6"/>| sgender | sage |</text:p>
      <text:p text:style-name="Standard">+------+----------+-------------+---------+------+</text:p>
      <text:p text:style-name="Standard">| <text:s text:c="2"/>28 | Nagarjun | Madurai <text:s text:c="4"/>| M <text:s text:c="6"/>| <text:s text:c="2"/>23 |</text:p>
      <text:p text:style-name="Standard">| <text:s text:c="3"/>2 | NS <text:s text:c="6"/>| Bangalore <text:s text:c="2"/>| M <text:s text:c="6"/>| <text:s text:c="2"/>22 |</text:p>
      <text:p text:style-name="Standard">| <text:s text:c="3"/>1 | Arjun <text:s text:c="3"/>| Manamadurai | M <text:s text:c="6"/>| <text:s text:c="2"/>24 |</text:p>
      <text:p text:style-name="Standard">+------+----------+-------------+---------+------+</text:p>
      <text:p text:style-name="Standard">3 rows in set (0.00 sec)</text:p>
      <text:p text:style-name="Standard"><text:s/></text:p>
      <text:p text:style-name="Standard">mysql&gt; update stud set scity="Hyderabad" where sno=2 or scity="Madurai";</text:p>
      <text:p text:style-name="Standard">Query OK, 2 rows affected (0.01 sec)</text:p>
      <text:p text:style-name="Standard">Rows matched: 2 <text:s/>Changed: 2 <text:s/>Warnings: 0</text:p>
      <text:p text:style-name="Standard"><text:s/></text:p>
      <text:p text:style-name="Standard">mysql&gt; select * from stud;</text:p>
      <text:p text:style-name="Standard"><text:soft-page-break/>+------+----------+-------------+---------+------+</text:p>
      <text:p text:style-name="Standard">| sno <text:s/>| sname <text:s text:c="3"/>| scity <text:s text:c="6"/>| sgender | sage |</text:p>
      <text:p text:style-name="Standard">+------+----------+-------------+---------+------+</text:p>
      <text:p text:style-name="Standard">| <text:s text:c="2"/>28 | Nagarjun | Hyderabad <text:s text:c="2"/>| M <text:s text:c="6"/>| <text:s text:c="2"/>23 |</text:p>
      <text:p text:style-name="Standard">| <text:s text:c="3"/>2 | NS <text:s text:c="6"/>| Hyderabad <text:s text:c="2"/>| M <text:s text:c="6"/>| <text:s text:c="2"/>22 |</text:p>
      <text:p text:style-name="Standard">| <text:s text:c="3"/>1 | Arjun <text:s text:c="3"/>| Manamadurai | M <text:s text:c="6"/>| <text:s text:c="2"/>24 |</text:p>
      <text:p text:style-name="Standard">+------+----------+-------------+---------+------+</text:p>
      <text:p text:style-name="Standard">3 rows in set (0.00 sec)</text:p>
      <text:p text:style-name="Standard"><text:s/></text:p>
      <text:p text:style-name="Standard">mysql&gt; update stud set city='Madurai' where sno=28;</text:p>
      <text:p text:style-name="Standard">ERROR 1054 (42S22): Unknown column 'city' in 'field list'</text:p>
      <text:p text:style-name="Standard">mysql&gt; update stud set scity='Madurai' where sno=28;</text:p>
      <text:p text:style-name="Standard">Query OK, 1 row affected (0.01 sec)</text:p>
      <text:p text:style-name="Standard">Rows matched: 1 <text:s/>Changed: 1 <text:s/>Warnings: 0</text:p>
      <text:p text:style-name="Standard"><text:s/></text:p>
      <text:p text:style-name="Standard">mysql&gt; select * from stud;</text:p>
      <text:p text:style-name="Standard">+------+----------+-------------+---------+------+</text:p>
      <text:p text:style-name="Standard">| sno <text:s/>| sname <text:s text:c="3"/>| scity <text:s text:c="6"/>| sgender | sage |</text:p>
      <text:p text:style-name="Standard">+------+----------+-------------+---------+------+</text:p>
      <text:p text:style-name="Standard">| <text:s text:c="2"/>28 | Nagarjun | Madurai <text:s text:c="4"/>| M <text:s text:c="6"/>| <text:s text:c="2"/>23 |</text:p>
      <text:p text:style-name="Standard">| <text:s text:c="3"/>2 | NS <text:s text:c="6"/>| Hyderabad <text:s text:c="2"/>| M <text:s text:c="6"/>| <text:s text:c="2"/>22 |</text:p>
      <text:p text:style-name="Standard">| <text:s text:c="3"/>1 | Arjun <text:s text:c="3"/>| Manamadurai | M <text:s text:c="6"/>| <text:s text:c="2"/>24 |</text:p>
      <text:p text:style-name="Standard">+------+----------+-------------+---------+------+</text:p>
      <text:p text:style-name="Standard">3 rows in set (0.00 sec)</text:p>
      <text:p text:style-name="Standard"><text:s/></text:p>
      <text:p text:style-name="Standard">mysql&gt; delete from stud where sno=2;</text:p>
      <text:p text:style-name="Standard">Query OK, 1 row affected (0.01 sec)</text:p>
      <text:p text:style-name="Standard"><text:soft-page-break/><text:s/></text:p>
      <text:p text:style-name="Standard">mysql&gt; select * from stud;</text:p>
      <text:p text:style-name="Standard">+------+----------+-------------+---------+------+</text:p>
      <text:p text:style-name="Standard">| sno <text:s/>| sname <text:s text:c="3"/>| scity <text:s text:c="6"/>| sgender | sage |</text:p>
      <text:p text:style-name="Standard">+------+----------+-------------+---------+------+</text:p>
      <text:p text:style-name="Standard">| <text:s text:c="2"/>28 | Nagarjun | Madurai <text:s text:c="4"/>| M <text:s text:c="6"/>| <text:s text:c="2"/>23 |</text:p>
      <text:p text:style-name="Standard">| <text:s text:c="3"/>1 | Arjun <text:s text:c="3"/>| Manamadurai | M <text:s text:c="6"/>| <text:s text:c="2"/>24 |</text:p>
      <text:p text:style-name="Standard">+------+----------+-------------+---------+------+</text:p>
      <text:p text:style-name="Standard">2 rows in set (0.00 sec)</text:p>
      <text:p text:style-name="Standard"><text:s/></text:p>
      <text:p text:style-name="Standard">mysql&gt; commit;</text:p>
      <text:p text:style-name="Standard">Query OK, 0 rows affected (0.00 sec)</text:p>
      <text:p text:style-name="Standard"><text:s/></text:p>
      <text:p text:style-name="Standard">mysql&gt; restore cluster</text:p>
      <text:p text:style-name="Standard"><text:s text:c="4"/>-&gt; ;</text:p>
      <text:p text:style-name="Standard">ERROR 1064 (42000): You have an error in your SQL syntax; check the manual that corresponds to your MySQL server version for the right syntax to use near 'restore cluster' at line 1</text:p>
      <text:p text:style-name="Standard">mysql&gt; select * from stud where sname like '%un';</text:p>
      <text:p text:style-name="Standard">+------+----------+-------------+---------+------+</text:p>
      <text:p text:style-name="Standard">| sno <text:s/>| sname <text:s text:c="3"/>| scity <text:s text:c="6"/>| sgender | sage |</text:p>
      <text:p text:style-name="Standard">+------+----------+-------------+---------+------+</text:p>
      <text:p text:style-name="Standard">| <text:s text:c="2"/>28 | Nagarjun | Madurai <text:s text:c="4"/>| M <text:s text:c="6"/>| <text:s text:c="2"/>23 |</text:p>
      <text:p text:style-name="Standard">| <text:s text:c="3"/>1 | Arjun <text:s text:c="3"/>| Manamadurai | M <text:s text:c="6"/>| <text:s text:c="2"/>24 |</text:p>
      <text:p text:style-name="Standard">+------+----------+-------------+---------+------+</text:p>
      <text:p text:style-name="Standard">2 rows in set (0.00 sec)</text:p>
      <text:p text:style-name="Standard"><text:s/></text:p>
      <text:p text:style-name="Standard">mysql&gt; select * from stud where sname like 'un%';</text:p>
      <text:p text:style-name="Standard"><text:soft-page-break/>Empty set (0.00 sec)</text:p>
      <text:p text:style-name="Standard"><text:s/></text:p>
      <text:p text:style-name="Standard">mysql&gt; select * from stud where sname like 'N%';</text:p>
      <text:p text:style-name="Standard">+------+----------+---------+---------+------+</text:p>
      <text:p text:style-name="Standard">| sno <text:s/>| sname <text:s text:c="3"/>| scity <text:s text:c="2"/>| sgender | sage |</text:p>
      <text:p text:style-name="Standard">+------+----------+---------+---------+------+</text:p>
      <text:p text:style-name="Standard">| <text:s text:c="2"/>28 | Nagarjun | Madurai | M <text:s text:c="6"/>| <text:s text:c="2"/>23 |</text:p>
      <text:p text:style-name="Standard">+------+----------+---------+---------+------+</text:p>
      <text:p text:style-name="Standard">1 row in set (0.00 sec)</text:p>
      <text:p text:style-name="Standard"><text:s/></text:p>
      <text:p text:style-name="Standard">mysql&gt; select * from stud where sname like '%rj%';</text:p>
      <text:p text:style-name="Standard">+------+----------+-------------+---------+------+</text:p>
      <text:p text:style-name="Standard">| sno <text:s/>| sname <text:s text:c="3"/>| scity <text:s text:c="6"/>| sgender | sage |</text:p>
      <text:p text:style-name="Standard">+------+----------+-------------+---------+------+</text:p>
      <text:p text:style-name="Standard">| <text:s text:c="2"/>28 | Nagarjun | Madurai <text:s text:c="4"/>| M <text:s text:c="6"/>| <text:s text:c="2"/>23 |</text:p>
      <text:p text:style-name="Standard">| <text:s text:c="3"/>1 | Arjun <text:s text:c="3"/>| Manamadurai | M <text:s text:c="6"/>| <text:s text:c="2"/>24 |</text:p>
      <text:p text:style-name="Standard">+------+----------+-------------+---------+------+</text:p>
      <text:p text:style-name="Standard">2 rows in set (0.00 sec)</text:p>
      <text:p text:style-name="Standard"><text:s/></text:p>
      <text:p text:style-name="Standard">mysql&gt; select * from stud where scity in ("Madurai", "Manamadurai");</text:p>
      <text:p text:style-name="Standard">+------+----------+-------------+---------+------+</text:p>
      <text:p text:style-name="Standard">| sno <text:s/>| sname <text:s text:c="3"/>| scity <text:s text:c="6"/>| sgender | sage |</text:p>
      <text:p text:style-name="Standard">+------+----------+-------------+---------+------+</text:p>
      <text:p text:style-name="Standard">| <text:s text:c="2"/>28 | Nagarjun | Madurai <text:s text:c="4"/>| M <text:s text:c="6"/>| <text:s text:c="2"/>23 |</text:p>
      <text:p text:style-name="Standard">| <text:s text:c="3"/>1 | Arjun <text:s text:c="3"/>| Manamadurai | M <text:s text:c="6"/>| <text:s text:c="2"/>24 |</text:p>
      <text:p text:style-name="Standard">+------+----------+-------------+---------+------+</text:p>
      <text:p text:style-name="Standard">2 rows in set (0.00 sec)</text:p>
      <text:p text:style-name="Standard"><text:soft-page-break/><text:s/></text:p>
      <text:p text:style-name="Standard">mysql&gt; select * from stud where scity in ("Madurai");</text:p>
      <text:p text:style-name="Standard">+------+----------+---------+---------+------+</text:p>
      <text:p text:style-name="Standard">| sno <text:s/>| sname <text:s text:c="3"/>| scity <text:s text:c="2"/>| sgender | sage |</text:p>
      <text:p text:style-name="Standard">+------+----------+---------+---------+------+</text:p>
      <text:p text:style-name="Standard">| <text:s text:c="2"/>28 | Nagarjun | Madurai | M <text:s text:c="6"/>| <text:s text:c="2"/>23 |</text:p>
      <text:p text:style-name="Standard">+------+----------+---------+---------+------+</text:p>
      <text:p text:style-name="Standard">1 row in set (0.00 sec)</text:p>
      <text:p text:style-name="Standard"><text:s/></text:p>
      <text:p text:style-name="Standard">mysql&gt; select * from stud order by scity;</text:p>
      <text:p text:style-name="Standard">+------+----------+-------------+---------+------+</text:p>
      <text:p text:style-name="Standard">| sno <text:s/>| sname <text:s text:c="3"/>| scity <text:s text:c="6"/>| sgender | sage |</text:p>
      <text:p text:style-name="Standard">+------+----------+-------------+---------+------+</text:p>
      <text:p text:style-name="Standard">| <text:s text:c="2"/>28 | Nagarjun | Madurai <text:s text:c="4"/>| M <text:s text:c="6"/>| <text:s text:c="2"/>23 |</text:p>
      <text:p text:style-name="Standard">| <text:s text:c="3"/>1 | Arjun <text:s text:c="3"/>| Manamadurai | M <text:s text:c="6"/>| <text:s text:c="2"/>24 |</text:p>
      <text:p text:style-name="Standard">+------+----------+-------------+---------+------+</text:p>
      <text:p text:style-name="Standard">2 rows in set (0.00 sec)</text:p>
      <text:p text:style-name="Standard"><text:s/></text:p>
      <text:p text:style-name="Standard">mysql&gt; select * from stud order by scity desc;</text:p>
      <text:p text:style-name="Standard">+------+----------+-------------+---------+------+</text:p>
      <text:p text:style-name="Standard">| sno <text:s/>| sname <text:s text:c="3"/>| scity <text:s text:c="6"/>| sgender | sage |</text:p>
      <text:p text:style-name="Standard">+------+----------+-------------+---------+------+</text:p>
      <text:p text:style-name="Standard">| <text:s text:c="3"/>1 | Arjun <text:s text:c="3"/>| Manamadurai | M <text:s text:c="6"/>| <text:s text:c="2"/>24 |</text:p>
      <text:p text:style-name="Standard">| <text:s text:c="2"/>28 | Nagarjun | Madurai <text:s text:c="4"/>| M <text:s text:c="6"/>| <text:s text:c="2"/>23 |</text:p>
      <text:p text:style-name="Standard">+------+----------+-------------+---------+------+</text:p>
      <text:p text:style-name="Standard">2 rows in set (0.00 sec)</text:p>
      <text:p text:style-name="Standard"><text:s/></text:p>
      <text:p text:style-name="Standard"><text:soft-page-break/>mysql&gt; select * from stud order by scity desc,sage;</text:p>
      <text:p text:style-name="Standard">+------+----------+-------------+---------+------+</text:p>
      <text:p text:style-name="Standard">| sno <text:s/>| sname <text:s text:c="3"/>| scity <text:s text:c="6"/>| sgender | sage |</text:p>
      <text:p text:style-name="Standard">+------+----------+-------------+---------+------+</text:p>
      <text:p text:style-name="Standard">| <text:s text:c="3"/>1 | Arjun <text:s text:c="3"/>| Manamadurai | M <text:s text:c="6"/>| <text:s text:c="2"/>24 |</text:p>
      <text:p text:style-name="Standard">| <text:s text:c="2"/>28 | Nagarjun | Madurai <text:s text:c="4"/>| M <text:s text:c="6"/>| <text:s text:c="2"/>23 |</text:p>
      <text:p text:style-name="Standard">+------+----------+-------------+---------+------+</text:p>
      <text:p text:style-name="Standard">2 rows in set (0.00 sec)</text:p>
      <text:p text:style-name="Standard"><text:s/>--------------</text:p>
      <text:p text:style-name="Standard">Enter password: ****</text:p>
      <text:p text:style-name="Standard">Welcome to the MySQL monitor. <text:s/>Commands end with ; or \g.</text:p>
      <text:p text:style-name="Standard">Your MySQL connection id is 22</text:p>
      <text:p text:style-name="Standard">Server version: 8.0.36 MySQL Community Server - GPL</text:p>
      <text:p text:style-name="Standard"/>
      <text:p text:style-name="Standard">Copyright (c) 2000, 2024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how databasesl</text:p>
      <text:p text:style-name="Standard"><text:s text:c="4"/>-&gt; ;</text:p>
      <text:p text:style-name="Standard">ERROR 1064 (42000): You have an error in your SQL syntax; check the manual that corresponds to your MySQL server version for the right syntax to use near 'databasesl' at line 1</text:p>
      <text:p text:style-name="Standard">mysql&gt; show databases;</text:p>
      <text:p text:style-name="Standard"><text:soft-page-break/>+--------------------+</text:p>
      <text:p text:style-name="Standard">| Database <text:s text:c="10"/>|</text:p>
      <text:p text:style-name="Standard">+--------------------+</text:p>
      <text:p text:style-name="Standard">| food_db <text:s text:c="11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akila <text:s text:c="12"/>|</text:p>
      <text:p text:style-name="Standard">| sms_db <text:s text:c="12"/>|</text:p>
      <text:p text:style-name="Standard">| sys <text:s text:c="15"/>|</text:p>
      <text:p text:style-name="Standard">| world <text:s text:c="13"/>|</text:p>
      <text:p text:style-name="Standard">+--------------------+</text:p>
      <text:p text:style-name="Standard">8 rows in set (0.01 sec)</text:p>
      <text:p text:style-name="Standard"/>
      <text:p text:style-name="Standard">mysql&gt; create database subqueries;</text:p>
      <text:p text:style-name="Standard">Query OK, 1 row affected (0.02 sec)</text:p>
      <text:p text:style-name="Standard"/>
      <text:p text:style-name="Standard">mysql&gt; use subqueries;</text:p>
      <text:p text:style-name="Standard">Database changed</text:p>
      <text:p text:style-name="Standard">mysql&gt; use food_db;</text:p>
      <text:p text:style-name="Standard">Database changed</text:p>
      <text:p text:style-name="Standard">mysql&gt; descm food_db;</text:p>
      <text:p text:style-name="Standard">ERROR 1064 (42000): You have an error in your SQL syntax; check the manual that corresponds to your MySQL server version for the right syntax to use near 'descm food_db' at line 1</text:p>
      <text:p text:style-name="Standard">mysql&gt; show tables;</text:p>
      <text:p text:style-name="Standard">+-------------------+</text:p>
      <text:p text:style-name="Standard">| Tables_in_food_db |</text:p>
      <text:p text:style-name="Standard"><text:soft-page-break/>+-------------------+</text:p>
      <text:p text:style-name="Standard">| admin <text:s text:c="12"/>|</text:p>
      <text:p text:style-name="Standard">| customer <text:s text:c="9"/>|</text:p>
      <text:p text:style-name="Standard">+-------------------+</text:p>
      <text:p text:style-name="Standard">2 rows in set (0.00 sec)</text:p>
      <text:p text:style-name="Standard"/>
      <text:p text:style-name="Standard">mysql&gt; desc admin;</text:p>
      <text:p text:style-name="Standard">+-------+-------------+------+-----+---------+----------------+</text:p>
      <text:p text:style-name="Standard">| Field | Type <text:s text:c="7"/>| Null | Key | Default | Extra <text:s text:c="9"/>|</text:p>
      <text:p text:style-name="Standard">+-------+-------------+------+-----+---------+----------------+</text:p>
      <text:p text:style-name="Standard">| aid <text:s text:c="2"/>| int <text:s text:c="8"/>| NO <text:s text:c="2"/>| PRI | NULL <text:s text:c="3"/>| auto_increment |</text:p>
      <text:p text:style-name="Standard">| aname | varchar(20) | NO <text:s text:c="2"/>| <text:s text:c="4"/>| NULL <text:s text:c="3"/>| <text:s text:c="15"/>|</text:p>
      <text:p text:style-name="Standard">| aph <text:s text:c="2"/>| varchar(10) | NO <text:s text:c="2"/>| <text:s text:c="4"/>| NULL <text:s text:c="3"/>| <text:s text:c="15"/>|</text:p>
      <text:p text:style-name="Standard">+-------+-------------+------+-----+---------+----------------+</text:p>
      <text:p text:style-name="Standard">3 rows in set (0.00 sec)</text:p>
      <text:p text:style-name="Standard"/>
      <text:p text:style-name="Standard">mysql&gt; desc customer;</text:p>
      <text:p text:style-name="Standard">+----------+-------------+------+-----+---------+----------------+</text:p>
      <text:p text:style-name="Standard">| Field <text:s text:c="3"/>| Type <text:s text:c="7"/>| Null | Key | Default | Extra <text:s text:c="9"/>|</text:p>
      <text:p text:style-name="Standard">+----------+-------------+------+-----+---------+----------------+</text:p>
      <text:p text:style-name="Standard">| cid <text:s text:c="5"/>| int <text:s text:c="8"/>| NO <text:s text:c="2"/>| PRI | NULL <text:s text:c="3"/>| auto_increment |</text:p>
      <text:p text:style-name="Standard">| cname <text:s text:c="3"/>| varchar(20) | NO <text:s text:c="2"/>| <text:s text:c="4"/>| NULL <text:s text:c="3"/>| <text:s text:c="15"/>|</text:p>
      <text:p text:style-name="Standard">| caddress | varchar(20) | NO <text:s text:c="2"/>| <text:s text:c="4"/>| NULL <text:s text:c="3"/>| <text:s text:c="15"/>|</text:p>
      <text:p text:style-name="Standard">| cph <text:s text:c="5"/>| varchar(10) | YES <text:s/>| <text:s text:c="4"/>| NULL <text:s text:c="3"/>| <text:s text:c="15"/>|</text:p>
      <text:p text:style-name="Standard">| cage <text:s text:c="4"/>| int <text:s text:c="8"/>| NO <text:s text:c="2"/>| <text:s text:c="4"/>| NULL <text:s text:c="3"/>| <text:s text:c="15"/>|</text:p>
      <text:p text:style-name="Standard">| cgender <text:s/>| varchar(1) <text:s/>| NO <text:s text:c="2"/>| <text:s text:c="4"/>| NULL <text:s text:c="3"/>| <text:s text:c="15"/>|</text:p>
      <text:p text:style-name="Standard">+----------+-------------+------+-----+---------+----------------+</text:p>
      <text:p text:style-name="Standard"><text:soft-page-break/>6 rows in set (0.00 sec)</text:p>
      <text:p text:style-name="Standard"/>
      <text:p text:style-name="Standard">mysql&gt; select * from admin;</text:p>
      <text:p text:style-name="Standard">+-----+----------+------------+</text:p>
      <text:p text:style-name="Standard">| aid | aname <text:s text:c="3"/>| aph <text:s text:c="7"/>|</text:p>
      <text:p text:style-name="Standard">+-----+----------+------------+</text:p>
      <text:p text:style-name="Standard">| <text:s text:c="2"/>1 | Nagarjun | 6379414314 |</text:p>
      <text:p text:style-name="Standard">| <text:s text:c="2"/>2 | Arjun <text:s text:c="3"/>| 1234567891 |</text:p>
      <text:p text:style-name="Standard">+-----+----------+------------+</text:p>
      <text:p text:style-name="Standard">2 rows in set (0.00 sec)</text:p>
      <text:p text:style-name="Standard"/>
      <text:p text:style-name="Standard">mysql&gt; create view adminview as select * from admin;</text:p>
      <text:p text:style-name="Standard">Query OK, 0 rows affected (0.02 sec)</text:p>
      <text:p text:style-name="Standard"/>
      <text:p text:style-name="Standard">mysql&gt; show viewsl</text:p>
      <text:p text:style-name="Standard"><text:s text:c="4"/>-&gt; ;</text:p>
      <text:p text:style-name="Standard">ERROR 1064 (42000): You have an error in your SQL syntax; check the manual that corresponds to your MySQL server version for the right syntax to use near 'viewsl' at line 1</text:p>
      <text:p text:style-name="Standard">mysql&gt; show views;</text:p>
      <text:p text:style-name="Standard">ERROR 1064 (42000): You have an error in your SQL syntax; check the manual that corresponds to your MySQL server version for the right syntax to use near 'views' at line 1</text:p>
      <text:p text:style-name="Standard">mysql&gt; SELECT TABLE_SCHEMA, TABLE_NAME, VIEW_DEFINITION</text:p>
      <text:p text:style-name="Standard"><text:s text:c="4"/>-&gt; FROM information_schema.VIEWS</text:p>
      <text:p text:style-name="Standard"><text:s text:c="4"/>-&gt; WHERE TABLE_SCHEMA LIKE 'food_db';</text:p>
      <text:p text:style-name="Standard">+--------------+------------+--------------------------------------------------------------------------------------------------------------------------------------+</text:p>
      <text:p text:style-name="Standard">| TABLE_SCHEMA | TABLE_NAME | VIEW_DEFINITION <text:s text:c="117"/>|</text:p>
      <text:p text:style-name="Standard"><text:soft-page-break/>+--------------+------------+--------------------------------------------------------------------------------------------------------------------------------------+</text:p>
      <text:p text:style-name="Standard">| food_db <text:s text:c="5"/>| adminview <text:s/>| select `food_db`.`admin`.`aid` AS `aid`,`food_db`.`admin`.`aname` AS `aname`,`food_db`.`admin`.`aph` AS `aph` from `food_db`.`admin` |</text:p>
      <text:p text:style-name="Standard">+--------------+------------+--------------------------------------------------------------------------------------------------------------------------------------+</text:p>
      <text:p text:style-name="Standard">1 row in set (0.01 sec)</text:p>
      <text:p text:style-name="Standard"/>
      <text:p text:style-name="Standard">mysql&gt; select * from adminview;</text:p>
      <text:p text:style-name="Standard">+-----+----------+------------+</text:p>
      <text:p text:style-name="Standard">| aid | aname <text:s text:c="3"/>| aph <text:s text:c="7"/>|</text:p>
      <text:p text:style-name="Standard">+-----+----------+------------+</text:p>
      <text:p text:style-name="Standard">| <text:s text:c="2"/>1 | Nagarjun | 6379414314 |</text:p>
      <text:p text:style-name="Standard">| <text:s text:c="2"/>2 | Arjun <text:s text:c="3"/>| 1234567891 |</text:p>
      <text:p text:style-name="Standard">+-----+----------+------------+</text:p>
      <text:p text:style-name="Standard">2 rows in set (0.00 sec)</text:p>
      <text:p text:style-name="Standard"/>
      <text:p text:style-name="Standard">mysql&gt; update table admin set aname='NS' where aid=2;</text:p>
      <text:p text:style-name="Standard">ERROR 1064 (42000): You have an error in your SQL syntax; check the manual that corresponds to your MySQL server version for the right syntax to use near 'table admin set aname='NS' where aid=2' at line 1</text:p>
      <text:p text:style-name="Standard">mysql&gt; update table admin set aname='NS' where aid='2';</text:p>
      <text:p text:style-name="Standard">ERROR 1064 (42000): You have an error in your SQL syntax; check the manual that corresponds to your MySQL server version for the right syntax to use near 'table admin set aname='NS' where aid='2'' at line 1</text:p>
      <text:p text:style-name="Standard">mysql&gt; update admin set aname='NS' where aid='2';</text:p>
      <text:p text:style-name="Standard">Query OK, 1 row affected (0.01 sec)</text:p>
      <text:p text:style-name="Standard">Rows matched: 1 <text:s/>Changed: 1 <text:s/>Warnings: 0</text:p>
      <text:p text:style-name="Standard"><text:soft-page-break/></text:p>
      <text:p text:style-name="Standard">mysql&gt; select * from admin;</text:p>
      <text:p text:style-name="Standard">+-----+----------+------------+</text:p>
      <text:p text:style-name="Standard">| aid | aname <text:s text:c="3"/>| aph <text:s text:c="7"/>|</text:p>
      <text:p text:style-name="Standard">+-----+----------+------------+</text:p>
      <text:p text:style-name="Standard">| <text:s text:c="2"/>1 | Nagarjun | 6379414314 |</text:p>
      <text:p text:style-name="Standard">| <text:s text:c="2"/>2 | NS <text:s text:c="6"/>| 1234567891 |</text:p>
      <text:p text:style-name="Standard">+-----+----------+------------+</text:p>
      <text:p text:style-name="Standard">2 rows in set (0.00 sec)</text:p>
      <text:p text:style-name="Standard"/>
      <text:p text:style-name="Standard">mysql&gt; select * from adminviewl</text:p>
      <text:p text:style-name="Standard"><text:s text:c="4"/>-&gt; ;</text:p>
      <text:p text:style-name="Standard">ERROR 1146 (42S02): Table 'food_db.adminviewl' doesn't exist</text:p>
      <text:p text:style-name="Standard">mysql&gt; select * from adminview;</text:p>
      <text:p text:style-name="Standard">+-----+----------+------------+</text:p>
      <text:p text:style-name="Standard">| aid | aname <text:s text:c="3"/>| aph <text:s text:c="7"/>|</text:p>
      <text:p text:style-name="Standard">+-----+----------+------------+</text:p>
      <text:p text:style-name="Standard">| <text:s text:c="2"/>1 | Nagarjun | 6379414314 |</text:p>
      <text:p text:style-name="Standard">| <text:s text:c="2"/>2 | NS <text:s text:c="6"/>| 1234567891 |</text:p>
      <text:p text:style-name="Standard">+-----+----------+------------+</text:p>
      <text:p text:style-name="Standard">2 rows in set (0.00 sec)</text:p>
      <text:p text:style-name="Standard"/>
      <text:p text:style-name="Standard">mysql&gt; update adminview set aname='Arjun' where aid=2;</text:p>
      <text:p text:style-name="Standard">Query OK, 1 row affected (0.01 sec)</text:p>
      <text:p text:style-name="Standard">Rows matched: 1 <text:s/>Changed: 1 <text:s/>Warnings: 0</text:p>
      <text:p text:style-name="Standard"/>
      <text:p text:style-name="Standard">mysql&gt; select * from adminview;</text:p>
      <text:p text:style-name="Standard"><text:soft-page-break/>+-----+----------+------------+</text:p>
      <text:p text:style-name="Standard">| aid | aname <text:s text:c="3"/>| aph <text:s text:c="7"/>|</text:p>
      <text:p text:style-name="Standard">+-----+----------+------------+</text:p>
      <text:p text:style-name="Standard">| <text:s text:c="2"/>1 | Nagarjun | 6379414314 |</text:p>
      <text:p text:style-name="Standard">| <text:s text:c="2"/>2 | Arjun <text:s text:c="3"/>| 1234567891 |</text:p>
      <text:p text:style-name="Standard">+-----+----------+------------+</text:p>
      <text:p text:style-name="Standard">2 rows in set (0.00 sec)</text:p>
      <text:p text:style-name="Standard"/>
      <text:p text:style-name="Standard">mysql&gt; select * from admin;</text:p>
      <text:p text:style-name="Standard">+-----+----------+------------+</text:p>
      <text:p text:style-name="Standard">| aid | aname <text:s text:c="3"/>| aph <text:s text:c="7"/>|</text:p>
      <text:p text:style-name="Standard">+-----+----------+------------+</text:p>
      <text:p text:style-name="Standard">| <text:s text:c="2"/>1 | Nagarjun | 6379414314 |</text:p>
      <text:p text:style-name="Standard">| <text:s text:c="2"/>2 | Arjun <text:s text:c="3"/>| 1234567891 |</text:p>
      <text:p text:style-name="Standard">+-----+----------+------------+</text:p>
      <text:p text:style-name="Standard">2 rows in set (0.00 sec)</text:p>
      <text:p text:style-name="Standard"/>
      <text:p text:style-name="Standard">mysql&gt; drop table adminviewl</text:p>
      <text:p text:style-name="Standard"><text:s text:c="4"/>-&gt; ;</text:p>
      <text:p text:style-name="Standard">ERROR 1051 (42S02): Unknown table 'food_db.adminviewl'</text:p>
      <text:p text:style-name="Standard">mysql&gt; drop table adminview;</text:p>
      <text:p text:style-name="Standard">ERROR 1051 (42S02): Unknown table 'food_db.adminview'</text:p>
      <text:p text:style-name="Standard">mysql&gt; drop table adminview;</text:p>
      <text:p text:style-name="Standard">ERROR 1051 (42S02): Unknown table 'food_db.adminview'</text:p>
      <text:p text:style-name="Standard">mysql&gt; drop view adminview;</text:p>
      <text:p text:style-name="Standard">Query OK, 0 rows affected (0.01 sec)</text:p>
      <text:p text:style-name="Standard"/>
      <text:p text:style-name="Standard"><text:soft-page-break/>mysql&gt; select * from customer;</text:p>
      <text:p text:style-name="Standard">Empty set (0.00 sec)</text:p>
      <text:p text:style-name="Standard"/>
      <text:p text:style-name="Standard">mysql&gt; desc customer;</text:p>
      <text:p text:style-name="Standard">+----------+-------------+------+-----+---------+----------------+</text:p>
      <text:p text:style-name="Standard">| Field <text:s text:c="3"/>| Type <text:s text:c="7"/>| Null | Key | Default | Extra <text:s text:c="9"/>|</text:p>
      <text:p text:style-name="Standard">+----------+-------------+------+-----+---------+----------------+</text:p>
      <text:p text:style-name="Standard">| cid <text:s text:c="5"/>| int <text:s text:c="8"/>| NO <text:s text:c="2"/>| PRI | NULL <text:s text:c="3"/>| auto_increment |</text:p>
      <text:p text:style-name="Standard">| cname <text:s text:c="3"/>| varchar(20) | NO <text:s text:c="2"/>| <text:s text:c="4"/>| NULL <text:s text:c="3"/>| <text:s text:c="15"/>|</text:p>
      <text:p text:style-name="Standard">| caddress | varchar(20) | NO <text:s text:c="2"/>| <text:s text:c="4"/>| NULL <text:s text:c="3"/>| <text:s text:c="15"/>|</text:p>
      <text:p text:style-name="Standard">| cph <text:s text:c="5"/>| varchar(10) | YES <text:s/>| <text:s text:c="4"/>| NULL <text:s text:c="3"/>| <text:s text:c="15"/>|</text:p>
      <text:p text:style-name="Standard">| cage <text:s text:c="4"/>| int <text:s text:c="8"/>| NO <text:s text:c="2"/>| <text:s text:c="4"/>| NULL <text:s text:c="3"/>| <text:s text:c="15"/>|</text:p>
      <text:p text:style-name="Standard">| cgender <text:s/>| varchar(1) <text:s/>| NO <text:s text:c="2"/>| <text:s text:c="4"/>| NULL <text:s text:c="3"/>| <text:s text:c="15"/>|</text:p>
      <text:p text:style-name="Standard">+----------+-------------+------+-----+---------+----------------+</text:p>
      <text:p text:style-name="Standard">6 rows in set (0.00 sec)</text:p>
      <text:p text:style-name="Standard"/>
      <text:p text:style-name="Standard">mysql&gt; insert into customer values(1,'Suresh','Madurai','6379414314',50,'M');</text:p>
      <text:p text:style-name="Standard">Query OK, 1 row affected (0.01 sec)</text:p>
      <text:p text:style-name="Standard"/>
      <text:p text:style-name="Standard">mysql&gt; select * from customer;</text:p>
      <text:p text:style-name="Standard">+-----+--------+----------+------------+------+---------+</text:p>
      <text:p text:style-name="Standard">| cid | cname <text:s/>| caddress | cph <text:s text:c="7"/>| cage | cgender |</text:p>
      <text:p text:style-name="Standard">+-----+--------+----------+------------+------+---------+</text:p>
      <text:p text:style-name="Standard">| <text:s text:c="2"/>1 | Suresh | Madurai <text:s/>| 6379414314 | <text:s text:c="2"/>50 | M <text:s text:c="6"/>|</text:p>
      <text:p text:style-name="Standard">+-----+--------+----------+------------+------+---------+</text:p>
      <text:p text:style-name="Standard">1 row in set (0.00 sec)</text:p>
      <text:p text:style-name="Standard"/>
      <text:p text:style-name="Standard"><text:soft-page-break/>mysql&gt; select admin.aid,admin.aname,customer.cid,customer.cname from admin full outer join customer where admin.aid = customer.cid;</text:p>
      <text:p text:style-name="Standard">ERROR 1064 (42000): You have an error in your SQL syntax; check the manual that corresponds to your MySQL server version for the right syntax to use near 'outer join customer where admin.aid = customer.cid' at line 1</text:p>
      <text:p text:style-name="Standard">mysql&gt; select admin.aid,admin.aname,customer.cid,customer.cname from admin full outer join on customer where admin.aid = customer.cid;</text:p>
      <text:p text:style-name="Standard">ERROR 1064 (42000): You have an error in your SQL syntax; check the manual that corresponds to your MySQL server version for the right syntax to use near 'outer join on customer where admin.aid = customer.cid' at line 1</text:p>
      <text:p text:style-name="Standard">mysql&gt; select admin.aid,admin.aname,customer.cid,customer.cname from admin full outer join customer on admin.aid = customer.cid;</text:p>
      <text:p text:style-name="Standard">ERROR 1064 (42000): You have an error in your SQL syntax; check the manual that corresponds to your MySQL server version for the right syntax to use near 'outer join customer on admin.aid = customer.cid' at line 1</text:p>
      <text:p text:style-name="Standard">mysql&gt; select admin.aid,admin.aname,customer.cid,customer.cname from admin full outer join customer on admin.aid = customer.cid;</text:p>
      <text:p text:style-name="Standard">ERROR 1064 (42000): You have an error in your SQL syntax; check the manual that corresponds to your MySQL server version for the right syntax to use near 'outer join customer on admin.aid = customer.cid' at line 1</text:p>
      <text:p text:style-name="Standard">mysql&gt;</text:p>
      <text:p text:style-name="Standard">mysql&gt;</text:p>
      <text:p text:style-name="Standard">mysql&gt; select admin.aid,admin.aname,customer.cid,customer.cname from admin full outer join customer on admin.aid = customer.cid order by customer.cname;</text:p>
      <text:p text:style-name="Standard">ERROR 1064 (42000): You have an error in your SQL syntax; check the manual that corresponds to your MySQL server version for the right syntax to use near 'outer join customer on admin.aid = customer.cid order by customer.cname' at line 1</text:p>
      <text:p text:style-name="Standard">mysql&gt; select count(aid),aname from admin group by aname;</text:p>
      <text:p text:style-name="Standard">+------------+----------+</text:p>
      <text:p text:style-name="Standard">| count(aid) | aname <text:s text:c="3"/>|</text:p>
      <text:p text:style-name="Standard">+------------+----------+</text:p>
      <text:p text:style-name="Standard">| <text:s text:c="9"/>1 | Nagarjun |</text:p>
      <text:p text:style-name="Standard"><text:soft-page-break/>| <text:s text:c="9"/>1 | Arjun <text:s text:c="3"/>|</text:p>
      <text:p text:style-name="Standard">+------------+----------+</text:p>
      <text:p text:style-name="Standard">2 rows in set (0.01 sec)</text:p>
      <text:p text:style-name="Standard"/>
      <text:p text:style-name="Standard">mysql&gt; select count(*),aname from admin group by aname;</text:p>
      <text:p text:style-name="Standard">+----------+----------+</text:p>
      <text:p text:style-name="Standard">| count(*) | aname <text:s text:c="3"/>|</text:p>
      <text:p text:style-name="Standard">+----------+----------+</text:p>
      <text:p text:style-name="Standard">| <text:s text:c="7"/>1 | Nagarjun |</text:p>
      <text:p text:style-name="Standard">| <text:s text:c="7"/>1 | Arjun <text:s text:c="3"/>|</text:p>
      <text:p text:style-name="Standard">+----------+----------+</text:p>
      <text:p text:style-name="Standard">2 rows in set (0.00 sec)</text:p>
      <text:p text:style-name="Standard"/>
      <text:p text:style-name="Standard">mysql&gt; create database shopping;</text:p>
      <text:p text:style-name="Standard">Query OK, 1 row affected (0.02 sec)</text:p>
      <text:p text:style-name="Standard"/>
      <text:p text:style-name="Standard">mysql&gt; use shoppingl</text:p>
      <text:p text:style-name="Standard">ERROR 1049 (42000): Unknown database 'shoppingl'</text:p>
      <text:p text:style-name="Standard">mysql&gt; use shopping;</text:p>
      <text:p text:style-name="Standard">Database changed</text:p>
      <text:p text:style-name="Standard">mysql&gt; create table customer;</text:p>
      <text:p text:style-name="Standard">ERROR 4028 (HY000): A table must have at least one visible column.</text:p>
      <text:p text:style-name="Standard">mysql&gt; create table customer ( cid int, cname varchar(32), cmail varchar(30),cpass varchar(30), cph varchar(30), caddress varchar(120));</text:p>
      <text:p text:style-name="Standard">Query OK, 0 rows affected (0.09 sec)</text:p>
      <text:p text:style-name="Standard"/>
      <text:p text:style-name="Standard">mysql&gt; alter table customer add primary key(cid);</text:p>
      <text:p text:style-name="Standard"><text:soft-page-break/>Query OK, 0 rows affected (0.12 sec)</text:p>
      <text:p text:style-name="Standard">Records: 0 <text:s/>Duplicates: 0 <text:s/>Warnings: 0</text:p>
      <text:p text:style-name="Standard"/>
      <text:p text:style-name="Standard">mysql&gt; desc customerl</text:p>
      <text:p text:style-name="Standard"><text:s text:c="4"/>-&gt; ;</text:p>
      <text:p text:style-name="Standard">ERROR 1146 (42S02): Table 'shopping.customerl' doesn't exist</text:p>
      <text:p text:style-name="Standard">mysql&gt; desc customer;</text:p>
      <text:p text:style-name="Standard">+----------+--------------+------+-----+---------+-------+</text:p>
      <text:p text:style-name="Standard">| Field <text:s text:c="3"/>| Type <text:s text:c="8"/>| Null | Key | Default | Extra |</text:p>
      <text:p text:style-name="Standard">+----------+--------------+------+-----+---------+-------+</text:p>
      <text:p text:style-name="Standard">| cid <text:s text:c="5"/>| int <text:s text:c="9"/>| NO <text:s text:c="2"/>| PRI | NULL <text:s text:c="3"/>| <text:s text:c="6"/>|</text:p>
      <text:p text:style-name="Standard">| cname <text:s text:c="3"/>| varchar(32) <text:s/>| YES <text:s/>| <text:s text:c="4"/>| NULL <text:s text:c="3"/>| <text:s text:c="6"/>|</text:p>
      <text:p text:style-name="Standard">| cmail <text:s text:c="3"/>| varchar(30) <text:s/>| YES <text:s/>| <text:s text:c="4"/>| NULL <text:s text:c="3"/>| <text:s text:c="6"/>|</text:p>
      <text:p text:style-name="Standard">| cpass <text:s text:c="3"/>| varchar(30) <text:s/>| YES <text:s/>| <text:s text:c="4"/>| NULL <text:s text:c="3"/>| <text:s text:c="6"/>|</text:p>
      <text:p text:style-name="Standard">| cph <text:s text:c="5"/>| varchar(30) <text:s/>| YES <text:s/>| <text:s text:c="4"/>| NULL <text:s text:c="3"/>| <text:s text:c="6"/>|</text:p>
      <text:p text:style-name="Standard">| caddress | varchar(120) | YES <text:s/>| <text:s text:c="4"/>| NULL <text:s text:c="3"/>| <text:s text:c="6"/>|</text:p>
      <text:p text:style-name="Standard">+----------+--------------+------+-----+---------+-------+</text:p>
      <text:p text:style-name="Standard">6 rows in set (0.00 sec)</text:p>
      <text:p text:style-name="Standard"/>
      <text:p text:style-name="Standard">mysql&gt; alter table customer modify cname varchar(32) not null;</text:p>
      <text:p text:style-name="Standard">Query OK, 0 rows affected (0.15 sec)</text:p>
      <text:p text:style-name="Standard">Records: 0 <text:s/>Duplicates: 0 <text:s/>Warnings: 0</text:p>
      <text:p text:style-name="Standard"/>
      <text:p text:style-name="Standard">mysql&gt; desc customer;</text:p>
      <text:p text:style-name="Standard">+----------+--------------+------+-----+---------+-------+</text:p>
      <text:p text:style-name="Standard">| Field <text:s text:c="3"/>| Type <text:s text:c="8"/>| Null | Key | Default | Extra |</text:p>
      <text:p text:style-name="Standard">+----------+--------------+------+-----+---------+-------+</text:p>
      <text:p text:style-name="Standard"><text:soft-page-break/>| cid <text:s text:c="5"/>| int <text:s text:c="9"/>| NO <text:s text:c="2"/>| PRI | NULL <text:s text:c="3"/>| <text:s text:c="6"/>|</text:p>
      <text:p text:style-name="Standard">| cname <text:s text:c="3"/>| varchar(32) <text:s/>| NO <text:s text:c="2"/>| <text:s text:c="4"/>| NULL <text:s text:c="3"/>| <text:s text:c="6"/>|</text:p>
      <text:p text:style-name="Standard">| cmail <text:s text:c="3"/>| varchar(30) <text:s/>| YES <text:s/>| <text:s text:c="4"/>| NULL <text:s text:c="3"/>| <text:s text:c="6"/>|</text:p>
      <text:p text:style-name="Standard">| cpass <text:s text:c="3"/>| varchar(30) <text:s/>| YES <text:s/>| <text:s text:c="4"/>| NULL <text:s text:c="3"/>| <text:s text:c="6"/>|</text:p>
      <text:p text:style-name="Standard">| cph <text:s text:c="5"/>| varchar(30) <text:s/>| YES <text:s/>| <text:s text:c="4"/>| NULL <text:s text:c="3"/>| <text:s text:c="6"/>|</text:p>
      <text:p text:style-name="Standard">| caddress | varchar(120) | YES <text:s/>| <text:s text:c="4"/>| NULL <text:s text:c="3"/>| <text:s text:c="6"/>|</text:p>
      <text:p text:style-name="Standard">+----------+--------------+------+-----+---------+-------+</text:p>
      <text:p text:style-name="Standard">6 rows in set (0.00 sec)</text:p>
      <text:p text:style-name="Standard"/>
      <text:p text:style-name="Standard">mysql&gt; create table admin (aid int primary key,aemail varchar(max),apass varchar(20),prodid int,sellid int);</text:p>
      <text:p text:style-name="Standard">ERROR 1064 (42000): You have an error in your SQL syntax; check the manual that corresponds to your MySQL server version for the right syntax to use near 'max),apass varchar(20),prodid int,sellid int)' at line 1</text:p>
      <text:p text:style-name="Standard">mysql&gt; create table admin (aid int primary key,aemail varchar(max),apass varchar(20),prodid int,sellid int);</text:p>
      <text:p text:style-name="Standard">ERROR 1064 (42000): You have an error in your SQL syntax; check the manual that corresponds to your MySQL server version for the right syntax to use near 'max),apass varchar(20),prodid int,sellid int)' at line 1</text:p>
      <text:p text:style-name="Standard">mysql&gt; create table admin (aid int primary key,aemail varchar(50),apass varchar(20),prodid int,sellid int);</text:p>
      <text:p text:style-name="Standard">Query OK, 0 rows affected (0.09 sec)</text:p>
      <text:p text:style-name="Standard"/>
      <text:p text:style-name="Standard">mysql&gt; desc admin;</text:p>
      <text:p text:style-name="Standard">+--------+-------------+------+-----+---------+-------+</text:p>
      <text:p text:style-name="Standard">| Field <text:s/>| Type <text:s text:c="7"/>| Null | Key | Default | Extra |</text:p>
      <text:p text:style-name="Standard">+--------+-------------+------+-----+---------+-------+</text:p>
      <text:p text:style-name="Standard">| aid <text:s text:c="3"/>| int <text:s text:c="8"/>| NO <text:s text:c="2"/>| PRI | NULL <text:s text:c="3"/>| <text:s text:c="6"/>|</text:p>
      <text:p text:style-name="Standard">| aemail | varchar(50) | YES <text:s/>| <text:s text:c="4"/>| NULL <text:s text:c="3"/>| <text:s text:c="6"/>|</text:p>
      <text:p text:style-name="Standard"><text:soft-page-break/>| apass <text:s/>| varchar(20) | YES <text:s/>| <text:s text:c="4"/>| NULL <text:s text:c="3"/>| <text:s text:c="6"/>|</text:p>
      <text:p text:style-name="Standard">| prodid | int <text:s text:c="8"/>| YES <text:s/>| <text:s text:c="4"/>| NULL <text:s text:c="3"/>| <text:s text:c="6"/>|</text:p>
      <text:p text:style-name="Standard">| sellid | int <text:s text:c="8"/>| YES <text:s/>| <text:s text:c="4"/>| NULL <text:s text:c="3"/>| <text:s text:c="6"/>|</text:p>
      <text:p text:style-name="Standard">+--------+-------------+------+-----+---------+-------+</text:p>
      <text:p text:style-name="Standard">5 rows in set (0.00 sec)</text:p>
      <text:p text:style-name="Standard"/>
      <text:p text:style-name="Standard">mysql&gt; create table product;</text:p>
      <text:p text:style-name="Standard">ERROR 4028 (HY000): A table must have at least one visible column.</text:p>
      <text:p text:style-name="Standard">mysql&gt; create table product (prodid int primary key, prodname varchar(255),rating decimal(2,1),price decimal(7,2));</text:p>
      <text:p text:style-name="Standard">Query OK, 0 rows affected (0.08 sec)</text:p>
      <text:p text:style-name="Standard"/>
      <text:p text:style-name="Standard">mysql&gt; desc product;</text:p>
      <text:p text:style-name="Standard">+----------+--------------+------+-----+---------+-------+</text:p>
      <text:p text:style-name="Standard">| Field <text:s text:c="3"/>| Type <text:s text:c="8"/>| Null | Key | Default | Extra |</text:p>
      <text:p text:style-name="Standard">+----------+--------------+------+-----+---------+-------+</text:p>
      <text:p text:style-name="Standard">| prodid <text:s text:c="2"/>| int <text:s text:c="9"/>| NO <text:s text:c="2"/>| PRI | NULL <text:s text:c="3"/>| <text:s text:c="6"/>|</text:p>
      <text:p text:style-name="Standard">| prodname | varchar(255) | YES <text:s/>| <text:s text:c="4"/>| NULL <text:s text:c="3"/>| <text:s text:c="6"/>|</text:p>
      <text:p text:style-name="Standard">| rating <text:s text:c="2"/>| decimal(2,1) | YES <text:s/>| <text:s text:c="4"/>| NULL <text:s text:c="3"/>| <text:s text:c="6"/>|</text:p>
      <text:p text:style-name="Standard">| price <text:s text:c="3"/>| decimal(7,2) | YES <text:s/>| <text:s text:c="4"/>| NULL <text:s text:c="3"/>| <text:s text:c="6"/>|</text:p>
      <text:p text:style-name="Standard">+----------+--------------+------+-----+---------+-------+</text:p>
      <text:p text:style-name="Standard">4 rows in set (0.00 sec)</text:p>
      <text:p text:style-name="Standard"/>
      <text:p text:style-name="Standard">mysql&gt; create table seller(sellid int primary key, sellname varchar(255), semail varchar(255), prodid references product(prodid));</text:p>
      <text:p text:style-name="Standard">ERROR 1064 (42000): You have an error in your SQL syntax; check the manual that corresponds to your MySQL server version for the right syntax to use near 'references product(prodid))' at line 1</text:p>
      <text:p text:style-name="Standard"><text:soft-page-break/>mysql&gt; create table seller(sellid int primary key, sellname varchar(255), semail varchar(255), prodid int references product(prodid));</text:p>
      <text:p text:style-name="Standard">Query OK, 0 rows affected (0.07 sec)</text:p>
      <text:p text:style-name="Standard"/>
      <text:p text:style-name="Standard">mysql&gt; desc seller;</text:p>
      <text:p text:style-name="Standard">+----------+--------------+------+-----+---------+-------+</text:p>
      <text:p text:style-name="Standard">| Field <text:s text:c="3"/>| Type <text:s text:c="8"/>| Null | Key | Default | Extra |</text:p>
      <text:p text:style-name="Standard">+----------+--------------+------+-----+---------+-------+</text:p>
      <text:p text:style-name="Standard">| sellid <text:s text:c="2"/>| int <text:s text:c="9"/>| NO <text:s text:c="2"/>| PRI | NULL <text:s text:c="3"/>| <text:s text:c="6"/>|</text:p>
      <text:p text:style-name="Standard">| sellname | varchar(255) | YES <text:s/>| <text:s text:c="4"/>| NULL <text:s text:c="3"/>| <text:s text:c="6"/>|</text:p>
      <text:p text:style-name="Standard">| semail <text:s text:c="2"/>| varchar(255) | YES <text:s/>| <text:s text:c="4"/>| NULL <text:s text:c="3"/>| <text:s text:c="6"/>|</text:p>
      <text:p text:style-name="Standard">| prodid <text:s text:c="2"/>| int <text:s text:c="9"/>| YES <text:s/>| <text:s text:c="4"/>| NULL <text:s text:c="3"/>| <text:s text:c="6"/>|</text:p>
      <text:p text:style-name="Standard">+----------+--------------+------+-----+---------+-------+</text:p>
      <text:p text:style-name="Standard">4 rows in set (0.00 sec)</text:p>
      <text:p text:style-name="Standard"/>
      <text:p text:style-name="Standard">mysql&gt; drop column prodid from seller;</text:p>
      <text:p text:style-name="Standard">ERROR 1064 (42000): You have an error in your SQL syntax; check the manual that corresponds to your MySQL server version for the right syntax to use near 'column prodid from seller' at line 1</text:p>
      <text:p text:style-name="Standard">mysql&gt; delete from seller where field='prodid';</text:p>
      <text:p text:style-name="Standard">ERROR 1054 (42S22): Unknown column 'field' in 'where clause'</text:p>
      <text:p text:style-name="Standard">mysql&gt; alter table seller add foreign key prodid references product(prodid);</text:p>
      <text:p text:style-name="Standard">ERROR 1064 (42000): You have an error in your SQL syntax; check the manual that corresponds to your MySQL server version for the right syntax to use near 'references product(prodid)' at line 1</text:p>
      <text:p text:style-name="Standard">mysql&gt;</text:p>
      <text:p text:style-name="Standard">mysql&gt;</text:p>
      <text:p text:style-name="Standard">mysql&gt; alter table seller add foreign key prodid int references product(prodid);</text:p>
      <text:p text:style-name="Standard"><text:soft-page-break/>ERROR 1064 (42000): You have an error in your SQL syntax; check the manual that corresponds to your MySQL server version for the right syntax to use near 'int references product(prodid)' at line 1</text:p>
      <text:p text:style-name="Standard">mysql&gt; drop table seller;</text:p>
      <text:p text:style-name="Standard">Query OK, 0 rows affected (0.04 sec)</text:p>
      <text:p text:style-name="Standard"/>
      <text:p text:style-name="Standard">mysql&gt; create table seller(sellid int primary key, sellname varchar(255), semail varchar(255), foreign key('prodid') references product(prodid));</text:p>
      <text:p text:style-name="Standard">ERROR 1064 (42000): You have an error in your SQL syntax; check the manual that corresponds to your MySQL server version for the right syntax to use near ''prodid') references product(prodid))' at line 1</text:p>
      <text:p text:style-name="Standard">mysql&gt; create table seller(sellid int primary key, sellname varchar(255), semail varchar(255),prodid int, foreign key(prodid) references product(prodid));</text:p>
      <text:p text:style-name="Standard">Query OK, 0 rows affected (0.11 sec)</text:p>
      <text:p text:style-name="Standard"/>
      <text:p text:style-name="Standard">mysql&gt; desc seller;</text:p>
      <text:p text:style-name="Standard">+----------+--------------+------+-----+---------+-------+</text:p>
      <text:p text:style-name="Standard">| Field <text:s text:c="3"/>| Type <text:s text:c="8"/>| Null | Key | Default | Extra |</text:p>
      <text:p text:style-name="Standard">+----------+--------------+------+-----+---------+-------+</text:p>
      <text:p text:style-name="Standard">| sellid <text:s text:c="2"/>| int <text:s text:c="9"/>| NO <text:s text:c="2"/>| PRI | NULL <text:s text:c="3"/>| <text:s text:c="6"/>|</text:p>
      <text:p text:style-name="Standard">| sellname | varchar(255) | YES <text:s/>| <text:s text:c="4"/>| NULL <text:s text:c="3"/>| <text:s text:c="6"/>|</text:p>
      <text:p text:style-name="Standard">| semail <text:s text:c="2"/>| varchar(255) | YES <text:s/>| <text:s text:c="4"/>| NULL <text:s text:c="3"/>| <text:s text:c="6"/>|</text:p>
      <text:p text:style-name="Standard">| prodid <text:s text:c="2"/>| int <text:s text:c="9"/>| YES <text:s/>| MUL | NULL <text:s text:c="3"/>| <text:s text:c="6"/>|</text:p>
      <text:p text:style-name="Standard">+----------+--------------+------+-----+---------+-------+</text:p>
      <text:p text:style-name="Standard">4 rows in set (0.00 sec)</text:p>
      <text:p text:style-name="Standard"/>
      <text:p text:style-name="Standard">mysql&gt; create table cart(prodid int,foreign key(prodid) references product(prodid),cartid int,amount decimal(7,2),customer_id int, foreign key(customer_id) references customer(cid));</text:p>
      <text:p text:style-name="Standard">Query OK, 0 rows affected (0.12 sec)</text:p>
      <text:p text:style-name="Standard"><text:soft-page-break/></text:p>
      <text:p text:style-name="Standard">mysql&gt; desc cart;</text:p>
      <text:p text:style-name="Standard">+-------------+--------------+------+-----+---------+-------+</text:p>
      <text:p text:style-name="Standard">| Field <text:s text:c="6"/>| Type <text:s text:c="8"/>| Null | Key | Default | Extra |</text:p>
      <text:p text:style-name="Standard">+-------------+--------------+------+-----+---------+-------+</text:p>
      <text:p text:style-name="Standard">| prodid <text:s text:c="5"/>| int <text:s text:c="9"/>| YES <text:s/>| MUL | NULL <text:s text:c="3"/>| <text:s text:c="6"/>|</text:p>
      <text:p text:style-name="Standard">| cartid <text:s text:c="5"/>| int <text:s text:c="9"/>| YES <text:s/>| <text:s text:c="4"/>| NULL <text:s text:c="3"/>| <text:s text:c="6"/>|</text:p>
      <text:p text:style-name="Standard">| amount <text:s text:c="5"/>| decimal(7,2) | YES <text:s/>| <text:s text:c="4"/>| NULL <text:s text:c="3"/>| <text:s text:c="6"/>|</text:p>
      <text:p text:style-name="Standard">| customer_id | int <text:s text:c="9"/>| YES <text:s/>| MUL | NULL <text:s text:c="3"/>| <text:s text:c="6"/>|</text:p>
      <text:p text:style-name="Standard">+-------------+--------------+------+-----+---------+-------+</text:p>
      <text:p text:style-name="Standard">4 rows in set (0.00 sec)</text:p>
      <text:p text:style-name="Standard"/>
      <text:p text:style-name="Standard">mysql&gt; create table payment(cart_ID int, foreign key(cart_ID) references cart(cartid),gateway varchar(255),status varchar(255),payment_id int);</text:p>
      <text:p text:style-name="Standard">ERROR 1822 (HY000): Failed to add the foreign key constraint. Missing index for constraint 'payment_ibfk_1' in the referenced table 'cart'</text:p>
      <text:p text:style-name="Standard">mysql&gt; create table payment(cart_ID int primary key, foreign key(cart_ID) references cart(cartid),gateway varchar(255),status varchar(255),payment_id int);</text:p>
      <text:p text:style-name="Standard">ERROR 1822 (HY000): Failed to add the foreign key constraint. Missing index for constraint 'payment_ibfk_1' in the referenced table 'cart'</text:p>
      <text:p text:style-name="Standard">mysql&gt; desc cart;</text:p>
      <text:p text:style-name="Standard">+-------------+--------------+------+-----+---------+-------+</text:p>
      <text:p text:style-name="Standard">| Field <text:s text:c="6"/>| Type <text:s text:c="8"/>| Null | Key | Default | Extra |</text:p>
      <text:p text:style-name="Standard">+-------------+--------------+------+-----+---------+-------+</text:p>
      <text:p text:style-name="Standard">| prodid <text:s text:c="5"/>| int <text:s text:c="9"/>| YES <text:s/>| MUL | NULL <text:s text:c="3"/>| <text:s text:c="6"/>|</text:p>
      <text:p text:style-name="Standard">| cartid <text:s text:c="5"/>| int <text:s text:c="9"/>| YES <text:s/>| <text:s text:c="4"/>| NULL <text:s text:c="3"/>| <text:s text:c="6"/>|</text:p>
      <text:p text:style-name="Standard">| amount <text:s text:c="5"/>| decimal(7,2) | YES <text:s/>| <text:s text:c="4"/>| NULL <text:s text:c="3"/>| <text:s text:c="6"/>|</text:p>
      <text:p text:style-name="Standard">| customer_id | int <text:s text:c="9"/>| YES <text:s/>| MUL | NULL <text:s text:c="3"/>| <text:s text:c="6"/>|</text:p>
      <text:p text:style-name="Standard"><text:soft-page-break/>+-------------+--------------+------+-----+---------+-------+</text:p>
      <text:p text:style-name="Standard">4 rows in set (0.00 sec)</text:p>
      <text:p text:style-name="Standard"/>
      <text:p text:style-name="Standard">mysql&gt; alter table cart add primary key(cartid);</text:p>
      <text:p text:style-name="Standard">Query OK, 0 rows affected (0.23 sec)</text:p>
      <text:p text:style-name="Standard">Records: 0 <text:s/>Duplicates: 0 <text:s/>Warnings: 0</text:p>
      <text:p text:style-name="Standard"/>
      <text:p text:style-name="Standard">mysql&gt; desc cart;</text:p>
      <text:p text:style-name="Standard">+-------------+--------------+------+-----+---------+-------+</text:p>
      <text:p text:style-name="Standard">| Field <text:s text:c="6"/>| Type <text:s text:c="8"/>| Null | Key | Default | Extra |</text:p>
      <text:p text:style-name="Standard">+-------------+--------------+------+-----+---------+-------+</text:p>
      <text:p text:style-name="Standard">| prodid <text:s text:c="5"/>| int <text:s text:c="9"/>| YES <text:s/>| MUL | NULL <text:s text:c="3"/>| <text:s text:c="6"/>|</text:p>
      <text:p text:style-name="Standard">| cartid <text:s text:c="5"/>| int <text:s text:c="9"/>| NO <text:s text:c="2"/>| PRI | NULL <text:s text:c="3"/>| <text:s text:c="6"/>|</text:p>
      <text:p text:style-name="Standard">| amount <text:s text:c="5"/>| decimal(7,2) | YES <text:s/>| <text:s text:c="4"/>| NULL <text:s text:c="3"/>| <text:s text:c="6"/>|</text:p>
      <text:p text:style-name="Standard">| customer_id | int <text:s text:c="9"/>| YES <text:s/>| MUL | NULL <text:s text:c="3"/>| <text:s text:c="6"/>|</text:p>
      <text:p text:style-name="Standard">+-------------+--------------+------+-----+---------+-------+</text:p>
      <text:p text:style-name="Standard">4 rows in set (0.00 sec)</text:p>
      <text:p text:style-name="Standard"/>
      <text:p text:style-name="Standard">mysql&gt; create table payment(cart_ID int primary key, foreign key(cart_ID) references cart(cartid),gateway varchar(255),status varchar(255),payment_id int);</text:p>
      <text:p text:style-name="Standard">Query OK, 0 rows affected (0.09 sec)</text:p>
      <text:p text:style-name="Standard"/>
      <text:p text:style-name="Standard">mysql&gt; desc payment;</text:p>
      <text:p text:style-name="Standard">+------------+--------------+------+-----+---------+-------+</text:p>
      <text:p text:style-name="Standard">| Field <text:s text:c="5"/>| Type <text:s text:c="8"/>| Null | Key | Default | Extra |</text:p>
      <text:p text:style-name="Standard">+------------+--------------+------+-----+---------+-------+</text:p>
      <text:p text:style-name="Standard">| cart_ID <text:s text:c="3"/>| int <text:s text:c="9"/>| NO <text:s text:c="2"/>| PRI | NULL <text:s text:c="3"/>| <text:s text:c="6"/>|</text:p>
      <text:p text:style-name="Standard"><text:soft-page-break/>| gateway <text:s text:c="3"/>| varchar(255) | YES <text:s/>| <text:s text:c="4"/>| NULL <text:s text:c="3"/>| <text:s text:c="6"/>|</text:p>
      <text:p text:style-name="Standard">| status <text:s text:c="4"/>| varchar(255) | YES <text:s/>| <text:s text:c="4"/>| NULL <text:s text:c="3"/>| <text:s text:c="6"/>|</text:p>
      <text:p text:style-name="Standard">| payment_id | int <text:s text:c="9"/>| YES <text:s/>| <text:s text:c="4"/>| NULL <text:s text:c="3"/>| <text:s text:c="6"/>|</text:p>
      <text:p text:style-name="Standard">+------------+--------------+------+-----+---------+-------+</text:p>
      <text:p text:style-name="Standard">4 rows in set (0.00 sec)</text:p>
      <text:p text:style-name="Standard"/>
      <text:p text:style-name="Standard">mysql&gt; create table delivery(del_id int primary key, dpartname varchar(100),cust_id int, foreign key references customer(cid));</text:p>
      <text:p text:style-name="Standard">ERROR 1064 (42000): You have an error in your SQL syntax; check the manual that corresponds to your MySQL server version for the right syntax to use near 'references customer(cid))' at line 1</text:p>
      <text:p text:style-name="Standard">mysql&gt; create table delivery(del_id int primary key, dpartname varchar(100),cust_id int, foreign key(cust_id) references customer(cid));</text:p>
      <text:p text:style-name="Standard">Query OK, 0 rows affected (0.09 sec)</text:p>
      <text:p text:style-name="Standard"/>
      <text:p text:style-name="Standard">mysql&gt; desc delivery;</text:p>
      <text:p text:style-name="Standard">+-----------+--------------+------+-----+---------+-------+</text:p>
      <text:p text:style-name="Standard">| Field <text:s text:c="4"/>| Type <text:s text:c="8"/>| Null | Key | Default | Extra |</text:p>
      <text:p text:style-name="Standard">+-----------+--------------+------+-----+---------+-------+</text:p>
      <text:p text:style-name="Standard">| del_id <text:s text:c="3"/>| int <text:s text:c="9"/>| NO <text:s text:c="2"/>| PRI | NULL <text:s text:c="3"/>| <text:s text:c="6"/>|</text:p>
      <text:p text:style-name="Standard">| dpartname | varchar(100) | YES <text:s/>| <text:s text:c="4"/>| NULL <text:s text:c="3"/>| <text:s text:c="6"/>|</text:p>
      <text:p text:style-name="Standard">| cust_id <text:s text:c="2"/>| int <text:s text:c="9"/>| YES <text:s/>| MUL | NULL <text:s text:c="3"/>| <text:s text:c="6"/>|</text:p>
      <text:p text:style-name="Standard">+-----------+--------------+------+-----+---------+-------+</text:p>
      <text:p text:style-name="Standard">3 rows in set (0.00 sec)</text:p>
      <text:p text:style-name="Standard"/>
      <text:p text:style-name="Standard">mysql&gt; drop table delivery;</text:p>
      <text:p text:style-name="Standard">Query OK, 0 rows affected (0.06 sec)</text:p>
      <text:p text:style-name="Standard"/>
      <text:p text:style-name="Standard"><text:soft-page-break/>mysql&gt; create table delivery(del_id int primary key, dpartname varchar(100),cust_id int, foreign key(cust_id) references customer(cid), d_status varchar(29),pay_id int,admin_id int,foreign key(pay_id) references payment(payment_id),foreign key(admin_id) references admin(aid) ;</text:p>
      <text:p text:style-name="Standard">ERROR 1064 (42000): You have an error in your SQL syntax; check the manual that corresponds to your MySQL server version for the right syntax to use near '' at line 1</text:p>
      <text:p text:style-name="Standard">mysql&gt; create table delivery(del_id int primary key, dpartname varchar(100),cust_id int, foreign key(cust_id) references customer(cid), d_status varchar(29),pay_id int,admin_id int,foreign key(pay_id) references payment(payment_id),foreign key(admin_id) references admin(ai</text:p>
      <text:p text:style-name="Standard"><text:s text:c="4"/>-&gt;</text:p>
      <text:p text:style-name="Standard"><text:s text:c="4"/>-&gt; ;</text:p>
      <text:p text:style-name="Standard">ERROR 1064 (42000): You have an error in your SQL syntax; check the manual that corresponds to your MySQL server version for the right syntax to use near '' at line 1</text:p>
      <text:p text:style-name="Standard">mysql&gt;</text:p>
      <text:p text:style-name="Standard">mysql&gt;</text:p>
      <text:p text:style-name="Standard">mysql&gt; create table delivery(del_id int primary key, dpartname varchar(100),cust_id int, foreign key(cust_id) references customer(cid), d_status varchar(29),pay_id int,admin_id int,foreign key(pay_id) references payment(payment_id),foreign key(admin_id) references admin(aid));</text:p>
      <text:p text:style-name="Standard">ERROR 1822 (HY000): Failed to add the foreign key constraint. Missing index for constraint 'delivery_ibfk_2' in the referenced table 'payment'</text:p>
      <text:p text:style-name="Standard">mysql&gt; desc delivery;</text:p>
      <text:p text:style-name="Standard">ERROR 1146 (42S02): Table 'shopping.delivery' doesn't exist</text:p>
      <text:p text:style-name="Standard">mysql&gt; create table delivery(del_id int primary key, dpartname varchar(100),cust_id int, foreign key(cust_id) references customer(cid), d_status varchar(29),pay_id int,admin_id int,foreign key(pay_id) references payment(payment_id),foreign key(admin_id) references admin(aid));</text:p>
      <text:p text:style-name="Standard">ERROR 1822 (HY000): Failed to add the foreign key constraint. Missing index for constraint 'delivery_ibfk_2' in the referenced table 'payment'</text:p>
      <text:p text:style-name="Standard">mysql&gt; create table delivery(del_id int primary key, dpartname varchar(100),cust_id int, foreign key(cust_id) references customer(cid), d_status varchar(29),pay_id int,foreign key(pay_id) references payment(payment_id),admin_id int,foreign key(admin_id) references admin(aid));</text:p>
      <text:p text:style-name="Standard">ERROR 1822 (HY000): Failed to add the foreign key constraint. Missing index for constraint 'delivery_ibfk_2' in the referenced table 'payment'</text:p>
      <text:p text:style-name="Standard">mysql&gt; desc delivery;</text:p>
      <text:p text:style-name="Standard"><text:soft-page-break/>ERROR 1146 (42S02): Table 'shopping.delivery' doesn't exist</text:p>
      <text:p text:style-name="Standard">mysql&gt; create table delivery(del_id int primary key, dpartname varchar(100),cust_id int, foreign key(cust_id) references customer(cid), d_status varchar(29),pay_id int,admin_id int,foreign key(pay_id) references payment(payment_id),foreign key(admin_id) references admin(aid));</text:p>
      <text:p text:style-name="Standard">ERROR 1822 (HY000): Failed to add the foreign key constraint. Missing index for constraint 'delivery_ibfk_2' in the referenced table 'payment'</text:p>
      <text:p text:style-name="Standard">mysql&gt;</text:p>
      <text:p text:style-name="Standard">mysql&gt; create table delivery(</text:p>
      <text:p text:style-name="Standard"><text:s text:c="4"/>-&gt; deli_id int primary key,deli_name varchar(50),deli_status varchar(30),cid int,pay_id int,aid int,foreign key(cid) references customer(cid));</text:p>
      <text:p text:style-name="Standard">Query OK, 0 rows affected (0.10 sec)</text:p>
      <text:p text:style-name="Standard"/>
      <text:p text:style-name="Standard">mysql&gt; desc delivery;</text:p>
      <text:p text:style-name="Standard">+-------------+-------------+------+-----+---------+-------+</text:p>
      <text:p text:style-name="Standard">| Field <text:s text:c="6"/>| Type <text:s text:c="7"/>| Null | Key | Default | Extra |</text:p>
      <text:p text:style-name="Standard">+-------------+-------------+------+-----+---------+-------+</text:p>
      <text:p text:style-name="Standard">| deli_id <text:s text:c="4"/>| int <text:s text:c="8"/>| NO <text:s text:c="2"/>| PRI | NULL <text:s text:c="3"/>| <text:s text:c="6"/>|</text:p>
      <text:p text:style-name="Standard">| deli_name <text:s text:c="2"/>| varchar(50) | YES <text:s/>| <text:s text:c="4"/>| NULL <text:s text:c="3"/>| <text:s text:c="6"/>|</text:p>
      <text:p text:style-name="Standard">| deli_status | varchar(30) | YES <text:s/>| <text:s text:c="4"/>| NULL <text:s text:c="3"/>| <text:s text:c="6"/>|</text:p>
      <text:p text:style-name="Standard">| cid <text:s text:c="8"/>| int <text:s text:c="8"/>| YES <text:s/>| MUL | NULL <text:s text:c="3"/>| <text:s text:c="6"/>|</text:p>
      <text:p text:style-name="Standard">| pay_id <text:s text:c="5"/>| int <text:s text:c="8"/>| YES <text:s/>| <text:s text:c="4"/>| NULL <text:s text:c="3"/>| <text:s text:c="6"/>|</text:p>
      <text:p text:style-name="Standard">| aid <text:s text:c="8"/>| int <text:s text:c="8"/>| YES <text:s/>| <text:s text:c="4"/>| NULL <text:s text:c="3"/>| <text:s text:c="6"/>|</text:p>
      <text:p text:style-name="Standard">+-------------+-------------+------+-----+---------+-------+</text:p>
      <text:p text:style-name="Standard">6 rows in set (0.00 sec)</text:p>
      <text:p text:style-name="Standard"/>
      <text:p text:style-name="Standard">mysql&gt; alter table delivery add foreign key(pay_id) references payment(payment_id);</text:p>
      <text:p text:style-name="Standard">ERROR 1822 (HY000): Failed to add the foreign key constraint. Missing index for constraint 'delivery_ibfk_2' in the referenced table 'payment'</text:p>
      <text:p text:style-name="Standard">mysql&gt; alter table delivery add foreign key(pay_id) references payment(payment_id);</text:p>
      <text:p text:style-name="Standard"><text:soft-page-break/>ERROR 1824 (HY000): Failed to open the referenced table 'payment'</text:p>
      <text:p text:style-name="Standard">mysql&gt;</text:p>
      <text:p text:style-name="Standard">mysql&gt; create table payment(cart_ID int, foreign key(cart_ID) references cart(cartid),gateway varchar(255),status varchar(255),payment_id int primary key);</text:p>
      <text:p text:style-name="Standard">Query OK, 0 rows affected (0.09 sec)</text:p>
      <text:p text:style-name="Standard"/>
      <text:p text:style-name="Standard">mysql&gt; create table delivery(del_id int primary key, dpartname varchar(100),cust_id int, foreign key(cust_id) references customer(cid), d_status varchar(29),pay_id int,admin_id int,foreign key(pay_id) references payment(payment_id),foreign key(admin_id) references admin(aid));</text:p>
      <text:p text:style-name="Standard">ERROR 1050 (42S01): Table 'delivery' already exists</text:p>
      <text:p text:style-name="Standard">mysql&gt; alter table delivery add foreign key(pay_id) references payment(payment_id);</text:p>
      <text:p text:style-name="Standard">Query OK, 0 rows affected (0.20 sec)</text:p>
      <text:p text:style-name="Standard">Records: 0 <text:s/>Duplicates: 0 <text:s/>Warnings: 0</text:p>
      <text:p text:style-name="Standard"/>
      <text:p text:style-name="Standard">mysql&gt; alter table delivery add foreign key(aid) references payment(payment_id);</text:p>
      <text:p text:style-name="Standard">Query OK, 0 rows affected (0.19 sec)</text:p>
      <text:p text:style-name="Standard">Records: 0 <text:s/>Duplicates: 0 <text:s/>Warnings: 0</text:p>
      <text:p text:style-name="Standard"/>
      <text:p text:style-name="Standard">mysql&gt; desc delivery;</text:p>
      <text:p text:style-name="Standard">+-------------+-------------+------+-----+---------+-------+</text:p>
      <text:p text:style-name="Standard">| Field <text:s text:c="6"/>| Type <text:s text:c="7"/>| Null | Key | Default | Extra |</text:p>
      <text:p text:style-name="Standard">+-------------+-------------+------+-----+---------+-------+</text:p>
      <text:p text:style-name="Standard">| deli_id <text:s text:c="4"/>| int <text:s text:c="8"/>| NO <text:s text:c="2"/>| PRI | NULL <text:s text:c="3"/>| <text:s text:c="6"/>|</text:p>
      <text:p text:style-name="Standard">| deli_name <text:s text:c="2"/>| varchar(50) | YES <text:s/>| <text:s text:c="4"/>| NULL <text:s text:c="3"/>| <text:s text:c="6"/>|</text:p>
      <text:p text:style-name="Standard">| deli_status | varchar(30) | YES <text:s/>| <text:s text:c="4"/>| NULL <text:s text:c="3"/>| <text:s text:c="6"/>|</text:p>
      <text:p text:style-name="Standard">| cid <text:s text:c="8"/>| int <text:s text:c="8"/>| YES <text:s/>| MUL | NULL <text:s text:c="3"/>| <text:s text:c="6"/>|</text:p>
      <text:p text:style-name="Standard">| pay_id <text:s text:c="5"/>| int <text:s text:c="8"/>| YES <text:s/>| MUL | NULL <text:s text:c="3"/>| <text:s text:c="6"/>|</text:p>
      <text:p text:style-name="Standard">| aid <text:s text:c="8"/>| int <text:s text:c="8"/>| YES <text:s/>| MUL | NULL <text:s text:c="3"/>| <text:s text:c="6"/>|</text:p>
      <text:p text:style-name="Standard"><text:soft-page-break/>+-------------+-------------+------+-----+---------+-------+</text:p>
      <text:p text:style-name="Standard">6 rows in set (0.00 sec)</text:p>
      <text:p text:style-name="Standard"/>
      <text:p text:style-name="Standard">mysql&gt; show tables;</text:p>
      <text:p text:style-name="Standard">+--------------------+</text:p>
      <text:p text:style-name="Standard">| Tables_in_shopping |</text:p>
      <text:p text:style-name="Standard">+--------------------+</text:p>
      <text:p text:style-name="Standard">| admin <text:s text:c="13"/>|</text:p>
      <text:p text:style-name="Standard">| cart <text:s text:c="14"/>|</text:p>
      <text:p text:style-name="Standard">| customer <text:s text:c="10"/>|</text:p>
      <text:p text:style-name="Standard">| delivery <text:s text:c="10"/>|</text:p>
      <text:p text:style-name="Standard">| payment <text:s text:c="11"/>|</text:p>
      <text:p text:style-name="Standard">| product <text:s text:c="11"/>|</text:p>
      <text:p text:style-name="Standard">| seller <text:s text:c="12"/>|</text:p>
      <text:p text:style-name="Standard">+--------------------+</text:p>
      <text:p text:style-name="Standard">7 rows in set (0.00 sec)</text:p>
      <text:p text:style-name="Standard"/>
      <text:p text:style-name="Standard">mysql&gt; desc admin;</text:p>
      <text:p text:style-name="Standard">+--------+-------------+------+-----+---------+-------+</text:p>
      <text:p text:style-name="Standard">| Field <text:s/>| Type <text:s text:c="7"/>| Null | Key | Default | Extra |</text:p>
      <text:p text:style-name="Standard">+--------+-------------+------+-----+---------+-------+</text:p>
      <text:p text:style-name="Standard">| aid <text:s text:c="3"/>| int <text:s text:c="8"/>| NO <text:s text:c="2"/>| PRI | NULL <text:s text:c="3"/>| <text:s text:c="6"/>|</text:p>
      <text:p text:style-name="Standard">| aemail | varchar(50) | YES <text:s/>| <text:s text:c="4"/>| NULL <text:s text:c="3"/>| <text:s text:c="6"/>|</text:p>
      <text:p text:style-name="Standard">| apass <text:s/>| varchar(20) | YES <text:s/>| <text:s text:c="4"/>| NULL <text:s text:c="3"/>| <text:s text:c="6"/>|</text:p>
      <text:p text:style-name="Standard">| prodid | int <text:s text:c="8"/>| YES <text:s/>| <text:s text:c="4"/>| NULL <text:s text:c="3"/>| <text:s text:c="6"/>|</text:p>
      <text:p text:style-name="Standard">| sellid | int <text:s text:c="8"/>| YES <text:s/>| <text:s text:c="4"/>| NULL <text:s text:c="3"/>| <text:s text:c="6"/>|</text:p>
      <text:p text:style-name="Standard">+--------+-------------+------+-----+---------+-------+</text:p>
      <text:p text:style-name="Standard"><text:soft-page-break/>5 rows in set (0.00 sec)</text:p>
      <text:p text:style-name="Standard"/>
      <text:p text:style-name="Standard">mysql&gt; desc cart;</text:p>
      <text:p text:style-name="Standard">+-------------+--------------+------+-----+---------+-------+</text:p>
      <text:p text:style-name="Standard">| Field <text:s text:c="6"/>| Type <text:s text:c="8"/>| Null | Key | Default | Extra |</text:p>
      <text:p text:style-name="Standard">+-------------+--------------+------+-----+---------+-------+</text:p>
      <text:p text:style-name="Standard">| prodid <text:s text:c="5"/>| int <text:s text:c="9"/>| YES <text:s/>| MUL | NULL <text:s text:c="3"/>| <text:s text:c="6"/>|</text:p>
      <text:p text:style-name="Standard">| cartid <text:s text:c="5"/>| int <text:s text:c="9"/>| NO <text:s text:c="2"/>| PRI | NULL <text:s text:c="3"/>| <text:s text:c="6"/>|</text:p>
      <text:p text:style-name="Standard">| amount <text:s text:c="5"/>| decimal(7,2) | YES <text:s/>| <text:s text:c="4"/>| NULL <text:s text:c="3"/>| <text:s text:c="6"/>|</text:p>
      <text:p text:style-name="Standard">| customer_id | int <text:s text:c="9"/>| YES <text:s/>| MUL | NULL <text:s text:c="3"/>| <text:s text:c="6"/>|</text:p>
      <text:p text:style-name="Standard">+-------------+--------------+------+-----+---------+-------+</text:p>
      <text:p text:style-name="Standard">4 rows in set (0.00 sec)</text:p>
      <text:p text:style-name="Standard"/>
      <text:p text:style-name="Standard">mysql&gt; desc customer;</text:p>
      <text:p text:style-name="Standard">+----------+--------------+------+-----+---------+-------+</text:p>
      <text:p text:style-name="Standard">| Field <text:s text:c="3"/>| Type <text:s text:c="8"/>| Null | Key | Default | Extra |</text:p>
      <text:p text:style-name="Standard">+----------+--------------+------+-----+---------+-------+</text:p>
      <text:p text:style-name="Standard">| cid <text:s text:c="5"/>| int <text:s text:c="9"/>| NO <text:s text:c="2"/>| PRI | NULL <text:s text:c="3"/>| <text:s text:c="6"/>|</text:p>
      <text:p text:style-name="Standard">| cname <text:s text:c="3"/>| varchar(32) <text:s/>| NO <text:s text:c="2"/>| <text:s text:c="4"/>| NULL <text:s text:c="3"/>| <text:s text:c="6"/>|</text:p>
      <text:p text:style-name="Standard">| cmail <text:s text:c="3"/>| varchar(30) <text:s/>| YES <text:s/>| <text:s text:c="4"/>| NULL <text:s text:c="3"/>| <text:s text:c="6"/>|</text:p>
      <text:p text:style-name="Standard">| cpass <text:s text:c="3"/>| varchar(30) <text:s/>| YES <text:s/>| <text:s text:c="4"/>| NULL <text:s text:c="3"/>| <text:s text:c="6"/>|</text:p>
      <text:p text:style-name="Standard">| cph <text:s text:c="5"/>| varchar(30) <text:s/>| YES <text:s/>| <text:s text:c="4"/>| NULL <text:s text:c="3"/>| <text:s text:c="6"/>|</text:p>
      <text:p text:style-name="Standard">| caddress | varchar(120) | YES <text:s/>| <text:s text:c="4"/>| NULL <text:s text:c="3"/>| <text:s text:c="6"/>|</text:p>
      <text:p text:style-name="Standard">+----------+--------------+------+-----+---------+-------+</text:p>
      <text:p text:style-name="Standard">6 rows in set (0.01 sec)</text:p>
      <text:p text:style-name="Standard"/>
      <text:p text:style-name="Standard">mysql&gt; desc delivery;</text:p>
      <text:p text:style-name="Standard"><text:soft-page-break/>+-------------+-------------+------+-----+---------+-------+</text:p>
      <text:p text:style-name="Standard">| Field <text:s text:c="6"/>| Type <text:s text:c="7"/>| Null | Key | Default | Extra |</text:p>
      <text:p text:style-name="Standard">+-------------+-------------+------+-----+---------+-------+</text:p>
      <text:p text:style-name="Standard">| deli_id <text:s text:c="4"/>| int <text:s text:c="8"/>| NO <text:s text:c="2"/>| PRI | NULL <text:s text:c="3"/>| <text:s text:c="6"/>|</text:p>
      <text:p text:style-name="Standard">| deli_name <text:s text:c="2"/>| varchar(50) | YES <text:s/>| <text:s text:c="4"/>| NULL <text:s text:c="3"/>| <text:s text:c="6"/>|</text:p>
      <text:p text:style-name="Standard">| deli_status | varchar(30) | YES <text:s/>| <text:s text:c="4"/>| NULL <text:s text:c="3"/>| <text:s text:c="6"/>|</text:p>
      <text:p text:style-name="Standard">| cid <text:s text:c="8"/>| int <text:s text:c="8"/>| YES <text:s/>| MUL | NULL <text:s text:c="3"/>| <text:s text:c="6"/>|</text:p>
      <text:p text:style-name="Standard">| pay_id <text:s text:c="5"/>| int <text:s text:c="8"/>| YES <text:s/>| MUL | NULL <text:s text:c="3"/>| <text:s text:c="6"/>|</text:p>
      <text:p text:style-name="Standard">| aid <text:s text:c="8"/>| int <text:s text:c="8"/>| YES <text:s/>| MUL | NULL <text:s text:c="3"/>| <text:s text:c="6"/>|</text:p>
      <text:p text:style-name="Standard">+-------------+-------------+------+-----+---------+-------+</text:p>
      <text:p text:style-name="Standard">6 rows in set (0.00 sec)</text:p>
      <text:p text:style-name="Standard"/>
      <text:p text:style-name="Standard">mysql&gt; desc payment;</text:p>
      <text:p text:style-name="Standard">+------------+--------------+------+-----+---------+-------+</text:p>
      <text:p text:style-name="Standard">| Field <text:s text:c="5"/>| Type <text:s text:c="8"/>| Null | Key | Default | Extra |</text:p>
      <text:p text:style-name="Standard">+------------+--------------+------+-----+---------+-------+</text:p>
      <text:p text:style-name="Standard">| cart_ID <text:s text:c="3"/>| int <text:s text:c="9"/>| YES <text:s/>| MUL | NULL <text:s text:c="3"/>| <text:s text:c="6"/>|</text:p>
      <text:p text:style-name="Standard">| gateway <text:s text:c="3"/>| varchar(255) | YES <text:s/>| <text:s text:c="4"/>| NULL <text:s text:c="3"/>| <text:s text:c="6"/>|</text:p>
      <text:p text:style-name="Standard">| status <text:s text:c="4"/>| varchar(255) | YES <text:s/>| <text:s text:c="4"/>| NULL <text:s text:c="3"/>| <text:s text:c="6"/>|</text:p>
      <text:p text:style-name="Standard">| payment_id | int <text:s text:c="9"/>| NO <text:s text:c="2"/>| PRI | NULL <text:s text:c="3"/>| <text:s text:c="6"/>|</text:p>
      <text:p text:style-name="Standard">+------------+--------------+------+-----+---------+-------+</text:p>
      <text:p text:style-name="Standard">4 rows in set (0.00 sec)</text:p>
      <text:p text:style-name="Standard"/>
      <text:p text:style-name="Standard">mysql&gt; desc product;</text:p>
      <text:p text:style-name="Standard">+----------+--------------+------+-----+---------+-------+</text:p>
      <text:p text:style-name="Standard">| Field <text:s text:c="3"/>| Type <text:s text:c="8"/>| Null | Key | Default | Extra |</text:p>
      <text:p text:style-name="Standard">+----------+--------------+------+-----+---------+-------+</text:p>
      <text:p text:style-name="Standard"><text:soft-page-break/>| prodid <text:s text:c="2"/>| int <text:s text:c="9"/>| NO <text:s text:c="2"/>| PRI | NULL <text:s text:c="3"/>| <text:s text:c="6"/>|</text:p>
      <text:p text:style-name="Standard">| prodname | varchar(255) | YES <text:s/>| <text:s text:c="4"/>| NULL <text:s text:c="3"/>| <text:s text:c="6"/>|</text:p>
      <text:p text:style-name="Standard">| rating <text:s text:c="2"/>| decimal(2,1) | YES <text:s/>| <text:s text:c="4"/>| NULL <text:s text:c="3"/>| <text:s text:c="6"/>|</text:p>
      <text:p text:style-name="Standard">| price <text:s text:c="3"/>| decimal(7,2) | YES <text:s/>| <text:s text:c="4"/>| NULL <text:s text:c="3"/>| <text:s text:c="6"/>|</text:p>
      <text:p text:style-name="Standard">+----------+--------------+------+-----+---------+-------+</text:p>
      <text:p text:style-name="Standard">4 rows in set (0.00 sec)</text:p>
      <text:p text:style-name="Standard"/>
      <text:p text:style-name="Standard">mysql&gt; desc seller;</text:p>
      <text:p text:style-name="Standard">+----------+--------------+------+-----+---------+-------+</text:p>
      <text:p text:style-name="Standard">| Field <text:s text:c="3"/>| Type <text:s text:c="8"/>| Null | Key | Default | Extra |</text:p>
      <text:p text:style-name="Standard">+----------+--------------+------+-----+---------+-------+</text:p>
      <text:p text:style-name="Standard">| sellid <text:s text:c="2"/>| int <text:s text:c="9"/>| NO <text:s text:c="2"/>| PRI | NULL <text:s text:c="3"/>| <text:s text:c="6"/>|</text:p>
      <text:p text:style-name="Standard">| sellname | varchar(255) | YES <text:s/>| <text:s text:c="4"/>| NULL <text:s text:c="3"/>| <text:s text:c="6"/>|</text:p>
      <text:p text:style-name="Standard">| semail <text:s text:c="2"/>| varchar(255) | YES <text:s/>| <text:s text:c="4"/>| NULL <text:s text:c="3"/>| <text:s text:c="6"/>|</text:p>
      <text:p text:style-name="Standard">| prodid <text:s text:c="2"/>| int <text:s text:c="9"/>| YES <text:s/>| MUL | NULL <text:s text:c="3"/>| <text:s text:c="6"/>|</text:p>
      <text:p text:style-name="Standard">+----------+--------------+------+-----+---------+-------+</text:p>
      <text:p text:style-name="Standard">4 rows in set (0.01 sec)</text:p>
      <text:p text:style-name="Standard"/>
      <text:p text:style-name="Standard">mysql&gt; insert into customer values(1,'Nagarjun','arjun@gmail.com','arjun@123','6379414314','Madurai');</text:p>
      <text:p text:style-name="Standard">Query OK, 1 row affected (0.01 sec)</text:p>
      <text:p text:style-name="Standard"/>
      <text:p text:style-name="Standard">mysql&gt; insert into customer values(2,'Raju','raju@gmail.com','raju@123','5679414314','Chennai');</text:p>
      <text:p text:style-name="Standard">Query OK, 1 row affected (0.01 sec)</text:p>
      <text:p text:style-name="Standard"/>
      <text:p text:style-name="Standard">mysql&gt; select * from seller;</text:p>
      <text:p text:style-name="Standard">Empty set (0.00 sec)</text:p>
      <text:p text:style-name="Standard"><text:soft-page-break/></text:p>
      <text:p text:style-name="Standard">mysql&gt; select * from customer;</text:p>
      <text:p text:style-name="Standard">+-----+----------+-----------------+-----------+------------+----------+</text:p>
      <text:p text:style-name="Standard">| cid | cname <text:s text:c="3"/>| cmail <text:s text:c="10"/>| cpass <text:s text:c="4"/>| cph <text:s text:c="7"/>| caddress |</text:p>
      <text:p text:style-name="Standard">+-----+----------+-----------------+-----------+------------+----------+</text:p>
      <text:p text:style-name="Standard">| <text:s text:c="2"/>1 | Nagarjun | arjun@gmail.com | arjun@123 | 6379414314 | Madurai <text:s/>|</text:p>
      <text:p text:style-name="Standard">| <text:s text:c="2"/>2 | Raju <text:s text:c="4"/>| raju@gmail.com <text:s/>| raju@123 <text:s/>| 5679414314 | Chennai <text:s/>|</text:p>
      <text:p text:style-name="Standard">+-----+----------+-----------------+-----------+------------+----------+</text:p>
      <text:p text:style-name="Standard">2 rows in set (0.00 sec)</text:p>
      <text:p text:style-name="Standard"/>
      <text:p text:style-name="Standard">mysql&gt; insert into admin1 values(1,'admin1@gmail.com','admin1@123');</text:p>
      <text:p text:style-name="Standard">ERROR 1146 (42S02): Table 'shopping.admin1' doesn't exist</text:p>
      <text:p text:style-name="Standard">mysql&gt; insert into admin values(1,'admin1@gmail.com','admin1@123');</text:p>
      <text:p text:style-name="Standard">ERROR 1136 (21S01): Column count doesn't match value count at row 1</text:p>
      <text:p text:style-name="Standard">mysql&gt; insert into admin values(1,'admin1@gmail.com','admin1@123',null,null);</text:p>
      <text:p text:style-name="Standard">Query OK, 1 row affected (0.01 sec)</text:p>
      <text:p text:style-name="Standard"/>
      <text:p text:style-name="Standard">mysql&gt; select * from admin;</text:p>
      <text:p text:style-name="Standard">+-----+------------------+------------+--------+---------+</text:p>
      <text:p text:style-name="Standard">| aid | aemail <text:s text:c="10"/>| apass <text:s text:c="5"/>| sellid | prod_id |</text:p>
      <text:p text:style-name="Standard">+-----+------------------+------------+--------+---------+</text:p>
      <text:p text:style-name="Standard">| <text:s text:c="2"/>1 | admin1@gmail.com | admin1@123 | <text:s text:c="2"/>NULL | <text:s text:c="3"/>NULL |</text:p>
      <text:p text:style-name="Standard">+-----+------------------+------------+--------+---------+</text:p>
      <text:p text:style-name="Standard">1 row in set (0.00 sec)</text:p>
      <text:p text:style-name="Standard"/>
      <text:p text:style-name="Standard">mysql&gt; insert into seller(1,'Vinayaga Traders','Vinayaga@mail.com',</text:p>
      <text:p text:style-name="Standard"><text:s text:c="4"/>-&gt; ;</text:p>
      <text:p text:style-name="Standard"><text:soft-page-break/>ERROR 1064 (42000): You have an error in your SQL syntax; check the manual that corresponds to your MySQL server version for the right syntax to use near '1,'Vinayaga Traders','Vinayaga@mail.com',' at line 1</text:p>
      <text:p text:style-name="Standard">mysql&gt;</text:p>
      <text:p text:style-name="Standard">mysql&gt; insert into product(1,'Smart Phone-Realme',4.9,15000);</text:p>
      <text:p text:style-name="Standard">ERROR 1064 (42000): You have an error in your SQL syntax; check the manual that corresponds to your MySQL server version for the right syntax to use near '1,'Smart Phone-Realme',4.9,15000)' at line 1</text:p>
      <text:p text:style-name="Standard">mysql&gt; insert into product(1,'Smart Phone-Realme','4.9',15000);</text:p>
      <text:p text:style-name="Standard">ERROR 1064 (42000): You have an error in your SQL syntax; check the manual that corresponds to your MySQL server version for the right syntax to use near '1,'Smart Phone-Realme','4.9',15000)' at line 1</text:p>
      <text:p text:style-name="Standard">mysql&gt; insert into product values(1,'Smart Phone-Realme',4.9,15000);</text:p>
      <text:p text:style-name="Standard">Query OK, 1 row affected (0.01 sec)</text:p>
      <text:p text:style-name="Standard"/>
      <text:p text:style-name="Standard">mysql&gt; select * from admin;</text:p>
      <text:p text:style-name="Standard">+-----+------------------+------------+--------+---------+</text:p>
      <text:p text:style-name="Standard">| aid | aemail <text:s text:c="10"/>| apass <text:s text:c="5"/>| sellid | prod_id |</text:p>
      <text:p text:style-name="Standard">+-----+------------------+------------+--------+---------+</text:p>
      <text:p text:style-name="Standard">| <text:s text:c="2"/>1 | admin1@gmail.com | admin1@123 | <text:s text:c="2"/>NULL | <text:s text:c="3"/>NULL |</text:p>
      <text:p text:style-name="Standard">+-----+------------------+------------+--------+---------+</text:p>
      <text:p text:style-name="Standard">1 row in set (0.00 sec)</text:p>
      <text:p text:style-name="Standard"/>
      <text:p text:style-name="Standard">mysql&gt; SELECT * FROM PRODUCt;</text:p>
      <text:p text:style-name="Standard">+--------+--------------------+--------+----------+</text:p>
      <text:p text:style-name="Standard">| prodid | prodname <text:s text:c="10"/>| rating | price <text:s text:c="3"/>|</text:p>
      <text:p text:style-name="Standard">+--------+--------------------+--------+----------+</text:p>
      <text:p text:style-name="Standard">| <text:s text:c="5"/>1 | Smart Phone-Realme | <text:s text:c="3"/>4.9 | 15000.00 |</text:p>
      <text:p text:style-name="Standard">+--------+--------------------+--------+----------+</text:p>
      <text:p text:style-name="Standard"><text:soft-page-break/>1 row in set (0.00 sec)</text:p>
      <text:p text:style-name="Standard"/>
      <text:p text:style-name="Standard">mysql&gt; insert into product values(3,'Smart Phone-Redmi',4.4,19000),(2,'Appliances - Washing Machine',4.0,55000),(4,'Fashion - Shirts',3.2,534);</text:p>
      <text:p text:style-name="Standard">Query OK, 3 rows affected (0.01 sec)</text:p>
      <text:p text:style-name="Standard">Records: 3 <text:s/>Duplicates: 0 <text:s/>Warnings: 0</text:p>
      <text:p text:style-name="Standard"/>
      <text:p text:style-name="Standard">mysql&gt; SELECT * FROM PRODUCt;</text:p>
      <text:p text:style-name="Standard">+--------+------------------------------+--------+----------+</text:p>
      <text:p text:style-name="Standard">| prodid | prodname <text:s text:c="20"/>| rating | price <text:s text:c="3"/>|</text:p>
      <text:p text:style-name="Standard">+--------+------------------------------+--------+----------+</text:p>
      <text:p text:style-name="Standard">| <text:s text:c="5"/>1 | Smart Phone-Realme <text:s text:c="10"/>| <text:s text:c="3"/>4.9 | 15000.00 |</text:p>
      <text:p text:style-name="Standard">| <text:s text:c="5"/>2 | Appliances - Washing Machine | <text:s text:c="3"/>4.0 | 55000.00 |</text:p>
      <text:p text:style-name="Standard">| <text:s text:c="5"/>3 | Smart Phone-Redmi <text:s text:c="11"/>| <text:s text:c="3"/>4.4 | 19000.00 |</text:p>
      <text:p text:style-name="Standard">| <text:s text:c="5"/>4 | Fashion - Shirts <text:s text:c="12"/>| <text:s text:c="3"/>3.2 | <text:s text:c="2"/>534.00 |</text:p>
      <text:p text:style-name="Standard">+--------+------------------------------+--------+----------+</text:p>
      <text:p text:style-name="Standard">4 rows in set (0.00 sec)</text:p>
      <text:p text:style-name="Standard"/>
      <text:p text:style-name="Standard">mysql&gt; INSERT INTO admin (admin_id, email, password, customer_id)</text:p>
      <text:p text:style-name="Standard"><text:s text:c="4"/>-&gt;</text:p>
      <text:p text:style-name="Standard"><text:s text:c="4"/>-&gt; VALUES</text:p>
      <text:p text:style-name="Standard"><text:s text:c="4"/>-&gt;</text:p>
      <text:p text:style-name="Standard"><text:s text:c="4"/>-&gt; <text:s text:c="4"/>(1, 'admin1@example.com', 'secure123', 1),</text:p>
      <text:p text:style-name="Standard"><text:s text:c="4"/>-&gt;</text:p>
      <text:p text:style-name="Standard"><text:s text:c="4"/>-&gt; <text:s text:c="4"/>(2, 'admin2@example.com', 'secret456', 2),</text:p>
      <text:p text:style-name="Standard"><text:s text:c="4"/>-&gt;</text:p>
      <text:p text:style-name="Standard"><text:s text:c="4"/>-&gt; <text:s text:c="4"/>(3, 'admin3@example.com', 'adminpass', 3),</text:p>
      <text:p text:style-name="Standard"><text:soft-page-break/><text:s text:c="4"/>-&gt;</text:p>
      <text:p text:style-name="Standard"><text:s text:c="4"/>-&gt; <text:s text:c="4"/>(4, 'admin4@example.com', 'admin123', 4),</text:p>
      <text:p text:style-name="Standard"><text:s text:c="4"/>-&gt;</text:p>
      <text:p text:style-name="Standard"><text:s text:c="4"/>-&gt; insert into product values(3,'Smart Phone-Redmi',4.4,19000),(2,'Appliances - Washing Machine',4.0,55000),(4,'Fashion - Shirts',3.2,534);^Z^Z^Z</text:p>
      <text:p text:style-name="Standard">ERROR 1064 (42000): You have an error in your SQL syntax; check the manual that corresponds to your MySQL server version for the right syntax to use near 'insert into product values(3,'Smart Phone-Redmi',4.4,19000),(2,'Appliances - Was' at line 13</text:p>
      <text:p text:style-name="Standard"><text:s text:c="4"/>-&gt; ;</text:p>
      <text:p text:style-name="Standard">ERROR:</text:p>
      <text:p text:style-name="Standard">No query specified</text:p>
      <text:p text:style-name="Standard"/>
      <text:p text:style-name="Standard">mysql&gt; INSERT INTO admin (admin_id, email, password, customer_id)</text:p>
      <text:p text:style-name="Standard"><text:s text:c="4"/>-&gt;</text:p>
      <text:p text:style-name="Standard"><text:s text:c="4"/>-&gt; VALUES</text:p>
      <text:p text:style-name="Standard"><text:s text:c="4"/>-&gt; (2, 'admin2@example.com', 'secret456', 2),</text:p>
      <text:p text:style-name="Standard"><text:s text:c="4"/>-&gt;</text:p>
      <text:p text:style-name="Standard"><text:s text:c="4"/>-&gt; <text:s text:c="4"/>(3, 'admin3@example.com', 'adminpass', 3),</text:p>
      <text:p text:style-name="Standard"><text:s text:c="4"/>-&gt;</text:p>
      <text:p text:style-name="Standard"><text:s text:c="4"/>-&gt; <text:s text:c="4"/>(4, 'admin4@example.com', 'admin123', 4),</text:p>
      <text:p text:style-name="Standard"><text:s text:c="4"/>-&gt;</text:p>
      <text:p text:style-name="Standard"><text:s text:c="4"/>-&gt; <text:s text:c="4"/>(5, 'admin5@example.com', 'admin567', 5);</text:p>
      <text:p text:style-name="Standard">ERROR 1054 (42S22): Unknown column 'admin_id' in 'field list'</text:p>
      <text:p text:style-name="Standard">mysql&gt; <text:s text:c="4"/>(5, 'admin5@example.com', 'admin567', ^Z5);</text:p>
      <text:p text:style-name="Standard">ERROR 1064 (42000): You have an error in your SQL syntax; check the manual that corresponds to your MySQL server version for the right syntax to use near '5, 'admin5@example.com', 'admin567', →5)' at line 1</text:p>
      <text:p text:style-name="Standard">mysql&gt;</text:p>
      <text:p text:style-name="Standard">mysql&gt; (2, 'admin2@example.com', 'secret456', 2),</text:p>
      <text:p text:style-name="Standard"><text:soft-page-break/><text:s text:c="4"/>-&gt;</text:p>
      <text:p text:style-name="Standard"><text:s text:c="4"/>-&gt; <text:s text:c="4"/>(3, 'admin3@example.com', 'adminpass', 3),</text:p>
      <text:p text:style-name="Standard"><text:s text:c="4"/>-&gt;</text:p>
      <text:p text:style-name="Standard"><text:s text:c="4"/>-&gt; <text:s text:c="4"/>(4, 'admin4@example.com', 'admin123', 4),</text:p>
      <text:p text:style-name="Standard"><text:s text:c="4"/>-&gt;</text:p>
      <text:p text:style-name="Standard"><text:s text:c="4"/>-&gt; <text:s text:c="4"/>(5, 'admin5@example.com', 'admin567', 5);</text:p>
      <text:p text:style-name="Standard">ERROR 1064 (42000): You have an error in your SQL syntax; check the manual that corresponds to your MySQL server version for the right syntax to use near '2, 'admin2@example.com', 'secret456', 2),</text:p>
      <text:p text:style-name="Standard"/>
      <text:p text:style-name="Standard"><text:s text:c="4"/>(3, 'admin3@example.com', 'admin' at line 1</text:p>
      <text:p text:style-name="Standard">mysql&gt;</text:p>
      <text:p text:style-name="Standard">mysql&gt;</text:p>
      <text:p text:style-name="Standard">mysql&gt; INSERT INTO admin (admin_id, email, password, customer_id)</text:p>
      <text:p text:style-name="Standard"><text:s text:c="4"/>-&gt;</text:p>
      <text:p text:style-name="Standard"><text:s text:c="4"/>-&gt; VALUES (2, 'admin2@example.com', 'secret456', 2),</text:p>
      <text:p text:style-name="Standard"><text:s text:c="4"/>-&gt;</text:p>
      <text:p text:style-name="Standard"><text:s text:c="4"/>-&gt; <text:s text:c="4"/>(3, 'admin3@example.com', 'adminpass', 3),</text:p>
      <text:p text:style-name="Standard"><text:s text:c="4"/>-&gt;</text:p>
      <text:p text:style-name="Standard"><text:s text:c="4"/>-&gt; <text:s text:c="4"/>(4, 'admin4@example.com', 'admin123', 4),</text:p>
      <text:p text:style-name="Standard"><text:s text:c="4"/>-&gt;</text:p>
      <text:p text:style-name="Standard"><text:s text:c="4"/>-&gt; <text:s text:c="4"/>(5, 'admin5@example.com', 'admin567', 5);</text:p>
      <text:p text:style-name="Standard">ERROR 1054 (42S22): Unknown column 'admin_id' in 'field list'</text:p>
      <text:p text:style-name="Standard">mysql&gt; <text:s text:c="4"/>(5, 'admin5@example.com', 'admin567', 5);</text:p>
      <text:p text:style-name="Standard">ERROR 1064 (42000): You have an error in your SQL syntax; check the manual that corresponds to your MySQL server version for the right syntax to use near '5, 'admin5@example.com', 'admin567', 5)' at line 1</text:p>
      <text:p text:style-name="Standard">mysql&gt;</text:p>
      <text:p text:style-name="Standard"><text:soft-page-break/>mysql&gt;</text:p>
      <text:p text:style-name="Standard">mysql&gt; (2, 'admin2@example.com', 'secret456', 2),</text:p>
      <text:p text:style-name="Standard"><text:s text:c="4"/>-&gt;</text:p>
      <text:p text:style-name="Standard"><text:s text:c="4"/>-&gt; <text:s text:c="4"/>(3, 'admin3@example.com', 'adminpass', 3),</text:p>
      <text:p text:style-name="Standard"><text:s text:c="4"/>-&gt;</text:p>
      <text:p text:style-name="Standard"><text:s text:c="4"/>-&gt; <text:s text:c="4"/>(4, 'admin4@example.com', 'admin123', 4),</text:p>
      <text:p text:style-name="Standard"><text:s text:c="4"/>-&gt;</text:p>
      <text:p text:style-name="Standard"><text:s text:c="4"/>-&gt; <text:s text:c="4"/>(5, 'admin5@example.com', 'admin567', 5);</text:p>
      <text:p text:style-name="Standard">ERROR 1064 (42000): You have an error in your SQL syntax; check the manual that corresponds to your MySQL server version for the right syntax to use near '2, 'admin2@example.com', 'secret456', 2),</text:p>
      <text:p text:style-name="Standard"/>
      <text:p text:style-name="Standard"><text:s text:c="4"/>(3, 'admin3@example.com', 'admin' at line 1</text:p>
      <text:p text:style-name="Standard">mysql&gt; (2, 'admin2@example.com', 'secret456', 2),</text:p>
      <text:p text:style-name="Standard"><text:s text:c="4"/>-&gt;</text:p>
      <text:p text:style-name="Standard"><text:s text:c="4"/>-&gt; <text:s text:c="4"/>(3, 'admin3@example.com', 'adminpass', 3),</text:p>
      <text:p text:style-name="Standard"><text:s text:c="4"/>-&gt;</text:p>
      <text:p text:style-name="Standard"><text:s text:c="4"/>-&gt; <text:s text:c="4"/>(4, 'admin4@example.com', 'admin123', 4),</text:p>
      <text:p text:style-name="Standard"><text:s text:c="4"/>-&gt;</text:p>
      <text:p text:style-name="Standard"><text:s text:c="4"/>-&gt; <text:s text:c="4"/>(5, 'admin5@example.com', 'admin567', 5);</text:p>
      <text:p text:style-name="Standard">ERROR 1064 (42000): You have an error in your SQL syntax; check the manual that corresponds to your MySQL server version for the right syntax to use near '2, 'admin2@example.com', 'secret456', 2),</text:p>
      <text:p text:style-name="Standard"/>
      <text:p text:style-name="Standard"><text:s text:c="4"/>(3, 'admin3@example.com', 'admin' at line 1</text:p>
      <text:p text:style-name="Standard">mysql&gt; INSERT INTO admin (admin_id, email, password, customer_id)</text:p>
      <text:p text:style-name="Standard"><text:s text:c="4"/>-&gt;</text:p>
      <text:p text:style-name="Standard"><text:s text:c="4"/>-&gt; VALUES</text:p>
      <text:p text:style-name="Standard"><text:soft-page-break/><text:s text:c="4"/>-&gt; ;</text:p>
      <text:p text:style-name="Standard">ERROR 1064 (42000): You have an error in your SQL syntax; check the manual that corresponds to your MySQL server version for the right syntax to use near '' at line 3</text:p>
      <text:p text:style-name="Standard">mysql&gt; INSERT INTO admin (aid, aemail, apass, customer_id) values</text:p>
      <text:p text:style-name="Standard"><text:s text:c="4"/>-&gt; (2, 'admin2@example.com', 'secret456', 2),</text:p>
      <text:p text:style-name="Standard"><text:s text:c="4"/>-&gt;</text:p>
      <text:p text:style-name="Standard"><text:s text:c="4"/>-&gt; <text:s text:c="4"/>(3, 'admin3@example.com', 'adminpass', 3),</text:p>
      <text:p text:style-name="Standard"><text:s text:c="4"/>-&gt;</text:p>
      <text:p text:style-name="Standard"><text:s text:c="4"/>-&gt; <text:s text:c="4"/>(4, 'admin4@example.com', 'admin123', 4),</text:p>
      <text:p text:style-name="Standard"><text:s text:c="4"/>-&gt;</text:p>
      <text:p text:style-name="Standard"><text:s text:c="4"/>-&gt; <text:s text:c="4"/>(5, 'admin5@example.com', 'admin567', 5);</text:p>
      <text:p text:style-name="Standard">ERROR 1452 (23000): Cannot add or update a child row: a foreign key constraint fails (`shopping`.`admin`, CONSTRAINT `admin_ibfk_3` FOREIGN KEY (`customer_id`) REFERENCES `customer` (`cid`))</text:p>
      <text:p text:style-name="Standard">mysql&gt; INSERT INTO admin (aid, aemail, apass, customer_id) values (2,'admin2@gmail.com','123',2);</text:p>
      <text:p text:style-name="Standard">Query OK, 1 row affected (0.01 sec)</text:p>
      <text:p text:style-name="Standard"/>
      <text:p text:style-name="Standard">mysql&gt; select * from admin;</text:p>
      <text:p text:style-name="Standard">+-----+------------------+------------+--------+---------+-------------+</text:p>
      <text:p text:style-name="Standard">| aid | aemail <text:s text:c="10"/>| apass <text:s text:c="5"/>| sellid | prod_id | customer_id |</text:p>
      <text:p text:style-name="Standard">+-----+------------------+------------+--------+---------+-------------+</text:p>
      <text:p text:style-name="Standard">| <text:s text:c="2"/>1 | admin1@gmail.com | admin1@123 | <text:s text:c="2"/>NULL | <text:s text:c="3"/>NULL | <text:s text:c="7"/>NULL |</text:p>
      <text:p text:style-name="Standard">| <text:s text:c="2"/>2 | admin2@gmail.com | 123 <text:s text:c="7"/>| <text:s text:c="2"/>NULL | <text:s text:c="3"/>NULL | <text:s text:c="10"/>2 |</text:p>
      <text:p text:style-name="Standard">+-----+------------------+------------+--------+---------+-------------+</text:p>
      <text:p text:style-name="Standard">2 rows in set (0.00 sec)</text:p>
      <text:p text:style-name="Standard"/>
      <text:p text:style-name="Standard">mysql&gt; select * from seller;</text:p>
      <text:p text:style-name="Standard"><text:soft-page-break/>Empty set (0.00 sec)</text:p>
      <text:p text:style-name="Standard"/>
      <text:p text:style-name="Standard">mysql&gt; insert into seller values(1,'Vinayaga Traders','Vinayaga@gmail.com',3);</text:p>
      <text:p text:style-name="Standard">Query OK, 1 row affected (0.01 sec)</text:p>
      <text:p text:style-name="Standard"/>
      <text:p text:style-name="Standard">mysql&gt; select * from seller;</text:p>
      <text:p text:style-name="Standard">+--------+------------------+--------------------+--------+</text:p>
      <text:p text:style-name="Standard">| sellid | sellname <text:s text:c="8"/>| semail <text:s text:c="12"/>| prodid |</text:p>
      <text:p text:style-name="Standard">+--------+------------------+--------------------+--------+</text:p>
      <text:p text:style-name="Standard">| <text:s text:c="5"/>1 | Vinayaga Traders | Vinayaga@gmail.com | <text:s text:c="5"/>3 |</text:p>
      <text:p text:style-name="Standard">+--------+------------------+--------------------+--------+</text:p>
      <text:p text:style-name="Standard">1 row in set (0.00 sec)</text:p>
      <text:p text:style-name="Standard"/>
      <text:p text:style-name="Standard">mysql&gt; select * from products;</text:p>
      <text:p text:style-name="Standard">ERROR 1146 (42S02): Table 'shopping.products' doesn't exist</text:p>
      <text:p text:style-name="Standard">mysql&gt; select * from product;</text:p>
      <text:p text:style-name="Standard">+--------+------------------------------+--------+----------+</text:p>
      <text:p text:style-name="Standard">| prodid | prodname <text:s text:c="20"/>| rating | price <text:s text:c="3"/>|</text:p>
      <text:p text:style-name="Standard">+--------+------------------------------+--------+----------+</text:p>
      <text:p text:style-name="Standard">| <text:s text:c="5"/>1 | Smart Phone-Realme <text:s text:c="10"/>| <text:s text:c="3"/>4.9 | 15000.00 |</text:p>
      <text:p text:style-name="Standard">| <text:s text:c="5"/>2 | Appliances - Washing Machine | <text:s text:c="3"/>4.0 | 55000.00 |</text:p>
      <text:p text:style-name="Standard">| <text:s text:c="5"/>3 | Smart Phone-Redmi <text:s text:c="11"/>| <text:s text:c="3"/>4.4 | 19000.00 |</text:p>
      <text:p text:style-name="Standard">| <text:s text:c="5"/>4 | Fashion - Shirts <text:s text:c="12"/>| <text:s text:c="3"/>3.2 | <text:s text:c="2"/>534.00 |</text:p>
      <text:p text:style-name="Standard">+--------+------------------------------+--------+----------+</text:p>
      <text:p text:style-name="Standard">4 rows in set (0.00 sec)</text:p>
      <text:p text:style-name="Standard"/>
      <text:p text:style-name="Standard">mysql&gt; select * from admin;</text:p>
      <text:p text:style-name="Standard"><text:soft-page-break/>+-----+------------------+------------+--------+---------+-------------+</text:p>
      <text:p text:style-name="Standard">| aid | aemail <text:s text:c="10"/>| apass <text:s text:c="5"/>| sellid | prod_id | customer_id |</text:p>
      <text:p text:style-name="Standard">+-----+------------------+------------+--------+---------+-------------+</text:p>
      <text:p text:style-name="Standard">| <text:s text:c="2"/>1 | admin1@gmail.com | admin1@123 | <text:s text:c="2"/>NULL | <text:s text:c="3"/>NULL | <text:s text:c="7"/>NULL |</text:p>
      <text:p text:style-name="Standard">| <text:s text:c="2"/>2 | admin2@gmail.com | 123 <text:s text:c="7"/>| <text:s text:c="2"/>NULL | <text:s text:c="3"/>NULL | <text:s text:c="10"/>2 |</text:p>
      <text:p text:style-name="Standard">+-----+------------------+------------+--------+---------+-------------+</text:p>
      <text:p text:style-name="Standard">2 rows in set (0.00 sec)</text:p>
      <text:p text:style-name="Standard"/>
      <text:p text:style-name="Standard">mysql&gt; select * from customerl</text:p>
      <text:p text:style-name="Standard"><text:s text:c="4"/>-&gt; ;</text:p>
      <text:p text:style-name="Standard">ERROR 1146 (42S02): Table 'shopping.customerl' doesn't exist</text:p>
      <text:p text:style-name="Standard">mysql&gt; select * from customer;</text:p>
      <text:p text:style-name="Standard">+-----+----------+-----------------+-----------+------------+----------+</text:p>
      <text:p text:style-name="Standard">| cid | cname <text:s text:c="3"/>| cmail <text:s text:c="10"/>| cpass <text:s text:c="4"/>| cph <text:s text:c="7"/>| caddress |</text:p>
      <text:p text:style-name="Standard">+-----+----------+-----------------+-----------+------------+----------+</text:p>
      <text:p text:style-name="Standard">| <text:s text:c="2"/>1 | Nagarjun | arjun@gmail.com | arjun@123 | 6379414314 | Madurai <text:s/>|</text:p>
      <text:p text:style-name="Standard">| <text:s text:c="2"/>2 | Raju <text:s text:c="4"/>| raju@gmail.com <text:s/>| raju@123 <text:s/>| 5679414314 | Chennai <text:s/>|</text:p>
      <text:p text:style-name="Standard">+-----+----------+-----------------+-----------+------------+----------+</text:p>
      <text:p text:style-name="Standard">2 rows in set (0.00 sec)</text:p>
      <text:p text:style-name="Standard"/>
      <text:p text:style-name="Standard">mysql&gt; select * from seller;</text:p>
      <text:p text:style-name="Standard">+--------+------------------+--------------------+--------+</text:p>
      <text:p text:style-name="Standard">| sellid | sellname <text:s text:c="8"/>| semail <text:s text:c="12"/>| prodid |</text:p>
      <text:p text:style-name="Standard">+--------+------------------+--------------------+--------+</text:p>
      <text:p text:style-name="Standard">| <text:s text:c="5"/>1 | Vinayaga Traders | Vinayaga@gmail.com | <text:s text:c="5"/>3 |</text:p>
      <text:p text:style-name="Standard">+--------+------------------+--------------------+--------+</text:p>
      <text:p text:style-name="Standard">1 row in set (0.00 sec)</text:p>
      <text:p text:style-name="Standard"><text:soft-page-break/></text:p>
      <text:p text:style-name="Standard">mysql&gt; select * from product;</text:p>
      <text:p text:style-name="Standard">+--------+------------------------------+--------+----------+</text:p>
      <text:p text:style-name="Standard">| prodid | prodname <text:s text:c="20"/>| rating | price <text:s text:c="3"/>|</text:p>
      <text:p text:style-name="Standard">+--------+------------------------------+--------+----------+</text:p>
      <text:p text:style-name="Standard">| <text:s text:c="5"/>1 | Smart Phone-Realme <text:s text:c="10"/>| <text:s text:c="3"/>4.9 | 15000.00 |</text:p>
      <text:p text:style-name="Standard">| <text:s text:c="5"/>2 | Appliances - Washing Machine | <text:s text:c="3"/>4.0 | 55000.00 |</text:p>
      <text:p text:style-name="Standard">| <text:s text:c="5"/>3 | Smart Phone-Redmi <text:s text:c="11"/>| <text:s text:c="3"/>4.4 | 19000.00 |</text:p>
      <text:p text:style-name="Standard">| <text:s text:c="5"/>4 | Fashion - Shirts <text:s text:c="12"/>| <text:s text:c="3"/>3.2 | <text:s text:c="2"/>534.00 |</text:p>
      <text:p text:style-name="Standard">+--------+------------------------------+--------+----------+</text:p>
      <text:p text:style-name="Standard">4 rows in set (0.00 sec)</text:p>
      <text:p text:style-name="Standard"/>
      <text:p text:style-name="Standard">mysql&gt; select * from admin;</text:p>
      <text:p text:style-name="Standard">+-----+------------------+------------+--------+---------+-------------+</text:p>
      <text:p text:style-name="Standard">| aid | aemail <text:s text:c="10"/>| apass <text:s text:c="5"/>| sellid | prod_id | customer_id |</text:p>
      <text:p text:style-name="Standard">+-----+------------------+------------+--------+---------+-------------+</text:p>
      <text:p text:style-name="Standard">| <text:s text:c="2"/>1 | admin1@gmail.com | admin1@123 | <text:s text:c="2"/>NULL | <text:s text:c="3"/>NULL | <text:s text:c="7"/>NULL |</text:p>
      <text:p text:style-name="Standard">| <text:s text:c="2"/>2 | admin2@gmail.com | 123 <text:s text:c="7"/>| <text:s text:c="2"/>NULL | <text:s text:c="3"/>NULL | <text:s text:c="10"/>2 |</text:p>
      <text:p text:style-name="Standard">+-----+------------------+------------+--------+---------+-------------+</text:p>
      <text:p text:style-name="Standard">2 rows in set (0.00 sec)</text:p>
      <text:p text:style-name="Standard"/>
      <text:p text:style-name="Standard">mysql&gt; show tables;</text:p>
      <text:p text:style-name="Standard">+--------------------+</text:p>
      <text:p text:style-name="Standard">| Tables_in_shopping |</text:p>
      <text:p text:style-name="Standard">+--------------------+</text:p>
      <text:p text:style-name="Standard">| admin <text:s text:c="13"/>|</text:p>
      <text:p text:style-name="Standard">| cart <text:s text:c="14"/>|</text:p>
      <text:p text:style-name="Standard"><text:soft-page-break/>| customer <text:s text:c="10"/>|</text:p>
      <text:p text:style-name="Standard">| delivery <text:s text:c="10"/>|</text:p>
      <text:p text:style-name="Standard">| payment <text:s text:c="11"/>|</text:p>
      <text:p text:style-name="Standard">| product <text:s text:c="11"/>|</text:p>
      <text:p text:style-name="Standard">| seller <text:s text:c="12"/>|</text:p>
      <text:p text:style-name="Standard">+--------------------+</text:p>
      <text:p text:style-name="Standard">7 rows in set (0.00 sec)</text:p>
      <text:p text:style-name="Standard"/>
      <text:p text:style-name="Standard">mysql&gt; select * from delivery;</text:p>
      <text:p text:style-name="Standard">Empty set (0.00 sec)</text:p>
      <text:p text:style-name="Standard"/>
      <text:p text:style-name="Standard">mysql&gt; select * from cart;</text:p>
      <text:p text:style-name="Standard">Empty set (0.00 sec)</text:p>
      <text:p text:style-name="Standard"/>
      <text:p text:style-name="Standard">mysql&gt; select * from customer;</text:p>
      <text:p text:style-name="Standard">+-----+----------+-----------------+-----------+------------+----------+</text:p>
      <text:p text:style-name="Standard">| cid | cname <text:s text:c="3"/>| cmail <text:s text:c="10"/>| cpass <text:s text:c="4"/>| cph <text:s text:c="7"/>| caddress |</text:p>
      <text:p text:style-name="Standard">+-----+----------+-----------------+-----------+------------+----------+</text:p>
      <text:p text:style-name="Standard">| <text:s text:c="2"/>1 | Nagarjun | arjun@gmail.com | arjun@123 | 6379414314 | Madurai <text:s/>|</text:p>
      <text:p text:style-name="Standard">| <text:s text:c="2"/>2 | Raju <text:s text:c="4"/>| raju@gmail.com <text:s/>| raju@123 <text:s/>| 5679414314 | Chennai <text:s/>|</text:p>
      <text:p text:style-name="Standard">+-----+----------+-----------------+-----------+------------+----------+</text:p>
      <text:p text:style-name="Standard">2 rows in set (0.00 sec)</text:p>
      <text:p text:style-name="Standard"/>
      <text:p text:style-name="Standard">mysql&gt; select * from admin;</text:p>
      <text:p text:style-name="Standard">+-----+------------------+------------+--------+---------+-------------+</text:p>
      <text:p text:style-name="Standard">| aid | aemail <text:s text:c="10"/>| apass <text:s text:c="5"/>| sellid | prod_id | customer_id |</text:p>
      <text:p text:style-name="Standard">+-----+------------------+------------+--------+---------+-------------+</text:p>
      <text:p text:style-name="Standard"><text:soft-page-break/>| <text:s text:c="2"/>1 | admin1@gmail.com | admin1@123 | <text:s text:c="2"/>NULL | <text:s text:c="3"/>NULL | <text:s text:c="7"/>NULL |</text:p>
      <text:p text:style-name="Standard">| <text:s text:c="2"/>2 | admin2@gmail.com | 123 <text:s text:c="7"/>| <text:s text:c="2"/>NULL | <text:s text:c="3"/>NULL | <text:s text:c="10"/>2 |</text:p>
      <text:p text:style-name="Standard">+-----+------------------+------------+--------+---------+-------------+</text:p>
      <text:p text:style-name="Standard">2 rows in set (0.00 sec)</text:p>
      <text:p text:style-name="Standard"/>
      <text:p text:style-name="Standard">mysql&gt; update admin set customer_id=1 where aid=1;</text:p>
      <text:p text:style-name="Standard">Query OK, 1 row affected (0.01 sec)</text:p>
      <text:p text:style-name="Standard">Rows matched: 1 <text:s/>Changed: 1 <text:s/>Warnings: 0</text:p>
      <text:p text:style-name="Standard"/>
      <text:p text:style-name="Standard">mysql&gt; select * from customerl</text:p>
      <text:p text:style-name="Standard"><text:s text:c="4"/>-&gt; ;</text:p>
      <text:p text:style-name="Standard">ERROR 1146 (42S02): Table 'shopping.customerl' doesn't exist</text:p>
      <text:p text:style-name="Standard">mysql&gt; select * from customer;</text:p>
      <text:p text:style-name="Standard">+-----+----------+-----------------+-----------+------------+----------+</text:p>
      <text:p text:style-name="Standard">| cid | cname <text:s text:c="3"/>| cmail <text:s text:c="10"/>| cpass <text:s text:c="4"/>| cph <text:s text:c="7"/>| caddress |</text:p>
      <text:p text:style-name="Standard">+-----+----------+-----------------+-----------+------------+----------+</text:p>
      <text:p text:style-name="Standard">| <text:s text:c="2"/>1 | Nagarjun | arjun@gmail.com | arjun@123 | 6379414314 | Madurai <text:s/>|</text:p>
      <text:p text:style-name="Standard">| <text:s text:c="2"/>2 | Raju <text:s text:c="4"/>| raju@gmail.com <text:s/>| raju@123 <text:s/>| 5679414314 | Chennai <text:s/>|</text:p>
      <text:p text:style-name="Standard">+-----+----------+-----------------+-----------+------------+----------+</text:p>
      <text:p text:style-name="Standard">2 rows in set (0.00 sec)</text:p>
      <text:p text:style-name="Standard"/>
      <text:p text:style-name="Standard">mysq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04:50:13.939563300</meta:creation-date>
    <dc:date>2024-04-24T17:49:33.112000000</dc:date>
    <meta:initial-creator>Nagarjun Suresh Babu</meta:initial-creator>
    <meta:generator>LibreOffice/7.4.6.2$Windows_X86_64 LibreOffice_project/5b1f5509c2decdade7fda905e3e1429a67acd63d</meta:generator>
    <meta:editing-duration>PT33S</meta:editing-duration>
    <meta:editing-cycles>1</meta:editing-cycles>
    <meta:document-statistic meta:table-count="0" meta:image-count="0" meta:object-count="0" meta:page-count="52" meta:paragraph-count="1215" meta:word-count="9427" meta:character-count="60788" meta:non-whitespace-character-count="47681"/>
    <meta:user-defined meta:name="AppVersion">16.0000</meta:user-defined>
    <meta:template xlink:type="simple" xlink:actuate="onRequest" xlink:title="Normal.dotm" xlink:href=""/>
  </office:meta>
</office:document-meta>
</file>